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-Regular" svg:font-family="Menlo-Regular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9.11mm"/>
    </style:style>
    <style:style style:name="co2" style:family="table-column">
      <style:table-column-properties fo:break-before="auto" style:column-width="76.6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7.99mm"/>
    </style:style>
    <style:style style:name="co5" style:family="table-column">
      <style:table-column-properties fo:break-before="auto" style:column-width="47.66mm"/>
    </style:style>
    <style:style style:name="co6" style:family="table-column">
      <style:table-column-properties fo:break-before="auto" style:column-width="52.41mm"/>
    </style:style>
    <style:style style:name="co7" style:family="table-column">
      <style:table-column-properties fo:break-before="auto" style:column-width="53.45mm"/>
    </style:style>
    <style:style style:name="co8" style:family="table-column">
      <style:table-column-properties fo:break-before="auto" style:column-width="30.43mm"/>
    </style:style>
    <style:style style:name="co9" style:family="table-column">
      <style:table-column-properties fo:break-before="auto" style:column-width="80.36mm"/>
    </style:style>
    <style:style style:name="co10" style:family="table-column">
      <style:table-column-properties fo:break-before="auto" style:column-width="12.35mm"/>
    </style:style>
    <style:style style:name="co14" style:family="table-column">
      <style:table-column-properties fo:break-before="auto" style:column-width="59.64mm"/>
    </style:style>
    <style:style style:name="co12" style:family="table-column">
      <style:table-column-properties fo:break-before="auto" style:column-width="28.06mm"/>
    </style:style>
    <style:style style:name="co13" style:family="table-column">
      <style:table-column-properties fo:break-before="auto" style:column-width="55.12mm"/>
    </style:style>
    <style:style style:name="co15" style:family="table-column">
      <style:table-column-properties fo:break-before="auto" style:column-width="27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0"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100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 Level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0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style-name="ce8" office:value-type="string" calcext:value-type="string">
            <text:p>Route</text:p>
          </table:table-cell>
          <table:table-cell table:style-name="ce8" office:value-type="string" calcext:value-type="string">
            <text:p>Pathway</text:p>
          </table:table-cell>
          <table:table-cell table:style-name="ce9" office:value-type="string" calcext:value-type="string">
            <text:p>StartYear</text:p>
          </table:table-cell>
          <table:table-cell table:style-name="ce9" office:value-type="string" calcext:value-type="string">
            <text:p>EndYear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Verified</text:p>
          </table:table-cell>
          <table:table-cell table:style-name="ce8"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1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2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3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4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6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Business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7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Accountancy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13</text:p>
          </table:table-cell>
        </table:table-row>
        <table:table-row table:style-name="ro1" table:number-rows-repeated="104856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pecialism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ce10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style-name="ce8" office:value-type="string" calcext:value-type="string">
            <text:p>Route</text:p>
          </table:table-cell>
          <table:table-cell table:style-name="ce8" office:value-type="string" calcext:value-type="string">
            <text:p>Pathway</text:p>
          </table:table-cell>
          <table:table-cell table:style-name="ce8" office:value-type="string" calcext:value-type="string">
            <text:p>Specialisms</text:p>
          </table:table-cell>
          <table:table-cell table:style-name="ce9" office:value-type="string" calcext:value-type="string">
            <text:p>StartYear</text:p>
          </table:table-cell>
          <table:table-cell table:style-name="ce9" office:value-type="string" calcext:value-type="string">
            <text:p>EndYear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MAR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TCode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t01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02</text:p>
          </table:table-cell>
          <table:table-cell office:value-type="string" calcext:value-type="string">
            <text:p>t01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03</text:p>
          </table:table-cell>
          <table:table-cell office:value-type="string" calcext:value-type="string">
            <text:p>t01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04</text:p>
          </table:table-cell>
          <table:table-cell office:value-type="string" calcext:value-type="string">
            <text:p>t01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DBS, Safeguarding, Food and Hygiene</text:p>
          </table:table-cell>
          <table:table-cell office:value-type="string" calcext:value-type="string">
            <text:p>s05</text:p>
          </table:table-cell>
          <table:table-cell office:value-type="string" calcext:value-type="string">
            <text:p>t02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DBS, Safeguarding, Food and Hygiene</text:p>
          </table:table-cell>
          <table:table-cell office:value-type="string" calcext:value-type="string">
            <text:p>s06</text:p>
          </table:table-cell>
          <table:table-cell office:value-type="string" calcext:value-type="string">
            <text:p>t02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DBS, Safeguarding, Food and Hygiene</text:p>
          </table:table-cell>
          <table:table-cell office:value-type="string" calcext:value-type="string">
            <text:p>s07</text:p>
          </table:table-cell>
          <table:table-cell office:value-type="string" calcext:value-type="string">
            <text:p>t02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/>
          <table:table-cell office:value-type="string" calcext:value-type="string">
            <text:p>s08</text:p>
          </table:table-cell>
          <table:table-cell office:value-type="string" calcext:value-type="string">
            <text:p>t03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Carpentry &amp; Joinery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09</text:p>
          </table:table-cell>
          <table:table-cell office:value-type="string" calcext:value-type="string">
            <text:p>t04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Plast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t04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Bricklay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t04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Painting &amp; Decorat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t04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Air Conditioning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Electrical and electronic equipment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Electrotechnical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Gas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Heating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Plumb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Protection Systems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Refrigeration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Ventilation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Digital infrastructur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2</text:p>
          </table:table-cell>
          <table:table-cell office:value-type="string" calcext:value-type="string">
            <text:p>t06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Network cabl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3</text:p>
          </table:table-cell>
          <table:table-cell office:value-type="string" calcext:value-type="string">
            <text:p>t06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Unified communication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4</text:p>
          </table:table-cell>
          <table:table-cell office:value-type="string" calcext:value-type="string">
            <text:p>t06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Digital support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5</text:p>
          </table:table-cell>
          <table:table-cell office:value-type="string" calcext:value-type="string">
            <text:p>t06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Business Services</text:p>
          </table:table-cell>
          <table:table-cell office:value-type="string" calcext:value-type="string">
            <text:p>Data Technician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6</text:p>
          </table:table-cell>
          <table:table-cell office:value-type="string" calcext:value-type="string">
            <text:p>t07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ental Nurs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7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upporting Healthcar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8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Core/underpinn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9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A Supporting the Adult Nursing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0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B Supporting the Midwifery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1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C Supporting the Theatre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2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D Supporting the Mental Health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3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E Supporting the care of Children and Young Peopl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4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F Supporting the Therapy team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5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Optical Care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6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Pharmacy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7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Assisting with Healthcare Scienc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8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Dental Technical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9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Prosthetic and Orthotic Technical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40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Laboratory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41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Food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42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Animal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43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Metrology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44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Retail and Commercial Banking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45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Investment Banking and Asset and Wealth Management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46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Insurance Practitioner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47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Financial Compliance/Risk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48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Financial Operations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49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Business, Finance and Employmen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0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Dispute Resolution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1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Private Clien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2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Crime and the Criminal Justice System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3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Social Welfare and Immigration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4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Accountancy</text:p>
          </table:table-cell>
          <table:table-cell office:value-type="string" calcext:value-type="string">
            <text:p>Assistant Accountan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5</text:p>
          </table:table-cell>
          <table:table-cell office:value-type="string" calcext:value-type="string">
            <text:p>t13</text:p>
          </table:table-cell>
        </table:table-row>
        <table:table-row table:style-name="ro1" table:number-rows-repeated="104851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roviders" table:style-name="ta1"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ce12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UKPRN</text:p>
          </table:table-cell>
          <table:table-cell office:value-type="string" calcext:value-type="string">
            <text:p>Name of provider</text:p>
          </table:table-cell>
          <table:table-cell office:value-type="string" calcext:value-type="string">
            <text:p>Digital sector: Digital production, design and development T Level</text:p>
          </table:table-cell>
          <table:table-cell office:value-type="string" calcext:value-type="string">
            <text:p>Construction sector: Design, Surveying and Planning T Level</text:p>
          </table:table-cell>
          <table:table-cell office:value-type="string" calcext:value-type="string">
            <text:p>Education and Childcare sector: Education T Level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Town or city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T Levels contact name</text:p>
          </table:table-cell>
          <table:table-cell office:value-type="string" calcext:value-type="string">
            <text:p>T Levels contact telephone</text:p>
          </table:table-cell>
          <table:table-cell office:value-type="string" calcext:value-type="string">
            <text:p>T Levels contact email</text:p>
          </table:table-cell>
          <table:table-cell office:value-type="string" calcext:value-type="string">
            <text:p>Onboarded by email?</text:p>
          </table:table-cell>
        </table:table-row>
        <table:table-row table:style-name="ro1">
          <table:table-cell table:style-name="ce11" office:value-type="float" office:value="10000080" calcext:value-type="float">
            <text:p>10000080</text:p>
          </table:table-cell>
          <table:table-cell office:value-type="string" calcext:value-type="string">
            <text:p>Access Creative College (Access to Music Ltd.)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0612" calcext:value-type="float">
            <text:p>10000612</text:p>
          </table:table-cell>
          <table:table-cell office:value-type="string" calcext:value-type="string">
            <text:p>Bedfordshire &amp; Luton Education Business Partnership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1" office:value-type="float" office:value="10000721" calcext:value-type="float">
            <text:p>10000721</text:p>
          </table:table-cell>
          <table:table-cell office:value-type="string" calcext:value-type="string">
            <text:p>Bishop Burton Colleg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1165" calcext:value-type="float">
            <text:p>10001165</text:p>
          </table:table-cell>
          <table:table-cell office:value-type="string" calcext:value-type="string">
            <text:p>Cardinal Newman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7817" calcext:value-type="float">
            <text:p>10007817</text:p>
          </table:table-cell>
          <table:table-cell office:value-type="string" calcext:value-type="string">
            <text:p>Chichester College Group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1446" calcext:value-type="float">
            <text:p>10001446</text:p>
          </table:table-cell>
          <table:table-cell office:value-type="string" calcext:value-type="string">
            <text:p>Cirencester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4772" calcext:value-type="float">
            <text:p>10004772</text:p>
          </table:table-cell>
          <table:table-cell office:value-type="string" calcext:value-type="string">
            <text:p>City College Norwich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3648" calcext:value-type="float">
            <text:p>11003648</text:p>
          </table:table-cell>
          <table:table-cell office:value-type="string" calcext:value-type="string">
            <text:p>City of Stoke-on-Trent Sixth Form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2847" calcext:value-type="float">
            <text:p>11002847</text:p>
          </table:table-cell>
          <table:table-cell office:value-type="string" calcext:value-type="string">
            <text:p>Cranford Community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7924" calcext:value-type="float">
            <text:p>10007924</text:p>
          </table:table-cell>
          <table:table-cell office:value-type="string" calcext:value-type="string">
            <text:p>Dudley College of Technology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0813" calcext:value-type="float">
            <text:p>11000813</text:p>
          </table:table-cell>
          <table:table-cell office:value-type="string" calcext:value-type="string">
            <text:p>Durham Sixth Form Centr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1" office:value-type="float" office:value="10002130" calcext:value-type="float">
            <text:p>10002130</text:p>
          </table:table-cell>
          <table:table-cell office:value-type="string" calcext:value-type="string">
            <text:p>East Sussex College Group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7928" calcext:value-type="float">
            <text:p>10007928</text:p>
          </table:table-cell>
          <table:table-cell office:value-type="string" calcext:value-type="string">
            <text:p>Fareham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2412" calcext:value-type="float">
            <text:p>10002412</text:p>
          </table:table-cell>
          <table:table-cell office:value-type="string" calcext:value-type="string">
            <text:p>Farnborough College of Technolog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2638" calcext:value-type="float">
            <text:p>10002638</text:p>
          </table:table-cell>
          <table:table-cell office:value-type="string" calcext:value-type="string">
            <text:p>Gateshead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7938" calcext:value-type="float">
            <text:p>10007938</text:p>
          </table:table-cell>
          <table:table-cell office:value-type="string" calcext:value-type="string">
            <text:p>Grimsby Institute of Further &amp; Higher Education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0732" calcext:value-type="float">
            <text:p>11000732</text:p>
          </table:table-cell>
          <table:table-cell office:value-type="string" calcext:value-type="string">
            <text:p>HCU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9254" calcext:value-type="float">
            <text:p>11009254</text:p>
          </table:table-cell>
          <table:table-cell office:value-type="string" calcext:value-type="string">
            <text:p>La Retraite RC Girls Sch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5738" calcext:value-type="float">
            <text:p>11005738</text:p>
          </table:table-cell>
          <table:table-cell office:value-type="string" calcext:value-type="string">
            <text:p>Lordswood Girls’ School &amp; Sixth Form Centr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4552" calcext:value-type="float">
            <text:p>10004552</text:p>
          </table:table-cell>
          <table:table-cell office:value-type="string" calcext:value-type="string">
            <text:p>Nelson and Colne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3827" calcext:value-type="float">
            <text:p>11003827</text:p>
          </table:table-cell>
          <table:table-cell office:value-type="string" calcext:value-type="string">
            <text:p>Notre Dame Catholic Sixth Form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5483" calcext:value-type="float">
            <text:p>11005483</text:p>
          </table:table-cell>
          <table:table-cell office:value-type="string" calcext:value-type="string">
            <text:p>Oldham Sixth Form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5398" calcext:value-type="float">
            <text:p>11005398</text:p>
          </table:table-cell>
          <table:table-cell office:value-type="string" calcext:value-type="string">
            <text:p>Painsley Catholic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1" office:value-type="float" office:value="10005072" calcext:value-type="float">
            <text:p>10005072</text:p>
          </table:table-cell>
          <table:table-cell office:value-type="string" calcext:value-type="string">
            <text:p>Peter Symonds Colleg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5206" calcext:value-type="float">
            <text:p>10005206</text:p>
          </table:table-cell>
          <table:table-cell office:value-type="string" calcext:value-type="string">
            <text:p>Priestley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5575" calcext:value-type="float">
            <text:p>10005575</text:p>
          </table:table-cell>
          <table:table-cell office:value-type="string" calcext:value-type="string">
            <text:p>Runshaw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9090" calcext:value-type="float">
            <text:p>11009090</text:p>
          </table:table-cell>
          <table:table-cell office:value-type="string" calcext:value-type="string">
            <text:p>Salesian Sch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5669" calcext:value-type="float">
            <text:p>10005669</text:p>
          </table:table-cell>
          <table:table-cell office:value-type="string" calcext:value-type="string">
            <text:p>Sandwell Academy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5810" calcext:value-type="float">
            <text:p>10005810</text:p>
          </table:table-cell>
          <table:table-cell office:value-type="string" calcext:value-type="string">
            <text:p>Shipley College of Further Educ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36413" calcext:value-type="float">
            <text:p>10036413</text:p>
          </table:table-cell>
          <table:table-cell office:value-type="string" calcext:value-type="string">
            <text:p>St Thomas More Catholic Sch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6378" calcext:value-type="float">
            <text:p>10006378</text:p>
          </table:table-cell>
          <table:table-cell office:value-type="string" calcext:value-type="string">
            <text:p>Strode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6398" calcext:value-type="float">
            <text:p>10006398</text:p>
          </table:table-cell>
          <table:table-cell office:value-type="string" calcext:value-type="string">
            <text:p>Suffolk New Colleg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1" office:value-type="float" office:value="10001550" calcext:value-type="float">
            <text:p>10001550</text:p>
          </table:table-cell>
          <table:table-cell office:value-type="string" calcext:value-type="string">
            <text:p>The College of Richard Colly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1237" calcext:value-type="float">
            <text:p>11001237</text:p>
          </table:table-cell>
          <table:table-cell office:value-type="string" calcext:value-type="string">
            <text:p>The Leigh UTC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0236" calcext:value-type="float">
            <text:p>11000236</text:p>
          </table:table-cell>
          <table:table-cell office:value-type="string" calcext:value-type="string">
            <text:p>Thorpe St Andrew School and Sixth For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7063" calcext:value-type="float">
            <text:p>10007063</text:p>
          </table:table-cell>
          <table:table-cell office:value-type="string" calcext:value-type="string">
            <text:p>Truro and Penwith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0712" calcext:value-type="float">
            <text:p>10000712</text:p>
          </table:table-cell>
          <table:table-cell office:value-type="string" calcext:value-type="string">
            <text:p>University College Birmingham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4378" calcext:value-type="float">
            <text:p>11004378</text:p>
          </table:table-cell>
          <table:table-cell office:value-type="string" calcext:value-type="string">
            <text:p>Ursuline High Schoo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1" office:value-type="float" office:value="10007315" calcext:value-type="float">
            <text:p>10007315</text:p>
          </table:table-cell>
          <table:table-cell office:value-type="string" calcext:value-type="string">
            <text:p>Walsall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2387" calcext:value-type="float">
            <text:p>11002387</text:p>
          </table:table-cell>
          <table:table-cell office:value-type="string" calcext:value-type="string">
            <text:p>Walsall Studio Schoo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1" office:value-type="float" office:value="10007459" calcext:value-type="float">
            <text:p>10007459</text:p>
          </table:table-cell>
          <table:table-cell office:value-type="string" calcext:value-type="string">
            <text:p>Weston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 table:number-rows-repeated="104852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tudents" table:style-name="ta1">
        <table:table-column table:style-name="co12" table:default-cell-style-name="ce6"/>
        <table:table-column table:style-name="co3" table:number-columns-repeated="8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ULN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Town or city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rovider UKPRN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Pathway</text:p>
          </table:table-cell>
          <table:table-cell office:value-type="string" calcext:value-type="string">
            <text:p>Specialism(s)</text:p>
          </table:table-cell>
          <table:table-cell office:value-type="string" calcext:value-type="string">
            <text:p>Entry date</text:p>
          </table:table-cell>
          <table:table-cell office:value-type="string" calcext:value-type="string">
            <text:p>Assessment date start</text:p>
          </table:table-cell>
          <table:table-cell office:value-type="string" calcext:value-type="string">
            <text:p>Assessment date end</text:p>
          </table:table-cell>
          <table:table-cell office:value-type="string" calcext:value-type="string">
            <text:p>Appeal</text:p>
          </table:table-cell>
          <table:table-cell office:value-type="string" calcext:value-type="string">
            <text:p>Retake</text:p>
          </table:table-cell>
        </table:table-row>
        <table:table-row table:style-name="ro1">
          <table:table-cell table:style-name="ce7" office:value-type="float" office:value="1000262692" calcext:value-type="float">
            <text:p>1000262692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Ackerley</text:p>
          </table:table-cell>
          <table:table-cell office:value-type="string" calcext:value-type="string">
            <text:p>14 Taylo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Stephens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CT2 7PP</text:p>
          </table:table-cell>
          <table:table-cell office:value-type="string" calcext:value-type="string">
            <text:p>01835 703597</text:p>
          </table:table-cell>
          <table:table-cell table:formula="of:=COM.MICROSOFT.CONCAT([.B2];&quot;.&quot;;[.C2];&quot;@academic.ac.uk&quot;)" office:value-type="string" office:string-value="Henry.Ackerley@academic.ac.uk" calcext:value-type="string">
            <text:p>Henry.Ackerley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96589" calcext:value-type="float">
            <text:p>10006965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ddison</text:p>
          </table:table-cell>
          <table:table-cell office:value-type="string" calcext:value-type="string">
            <text:p>5 Binn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bey Ward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11 2AX</text:p>
          </table:table-cell>
          <table:table-cell office:value-type="string" calcext:value-type="string">
            <text:p>01937 864715</text:p>
          </table:table-cell>
          <table:table-cell table:formula="of:=COM.MICROSOFT.CONCAT([.B3];&quot;.&quot;;[.C3];&quot;@academic.ac.uk&quot;)" office:value-type="string" office:string-value="John.Addison@academic.ac.uk" calcext:value-type="string">
            <text:p>John.Addison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12071" calcext:value-type="float">
            <text:p>100091207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Adolf</text:p>
          </table:table-cell>
          <table:table-cell office:value-type="string" calcext:value-type="string">
            <text:p>8 Moor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st Southbourne and Tuckton W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BH6 3BE</text:p>
          </table:table-cell>
          <table:table-cell office:value-type="string" calcext:value-type="string">
            <text:p>01347 368222</text:p>
          </table:table-cell>
          <table:table-cell table:formula="of:=COM.MICROSOFT.CONCAT([.B4];&quot;.&quot;;[.C4];&quot;@academic.ac.uk&quot;)" office:value-type="string" office:string-value="David.Adolf@academic.ac.uk" calcext:value-type="string">
            <text:p>David.Adolf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57085" calcext:value-type="float">
            <text:p>1000557085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Aitchison</text:p>
          </table:table-cell>
          <table:table-cell office:value-type="string" calcext:value-type="string">
            <text:p>505 Exeter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werby cum Beesby</text:p>
          </table:table-cell>
          <table:table-cell office:value-type="string" calcext:value-type="string">
            <text:p>Lincolnshire</text:p>
          </table:table-cell>
          <table:table-cell office:value-type="string" calcext:value-type="string">
            <text:p>DN36 5RP</text:p>
          </table:table-cell>
          <table:table-cell office:value-type="string" calcext:value-type="string">
            <text:p>01912 771311</text:p>
          </table:table-cell>
          <table:table-cell table:formula="of:=COM.MICROSOFT.CONCAT([.B5];&quot;.&quot;;[.C5];&quot;@academic.ac.uk&quot;)" office:value-type="string" office:string-value="George.Aitchison@academic.ac.uk" calcext:value-type="string">
            <text:p>George.Aitchison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82553" calcext:value-type="float">
            <text:p>1000582553</text:p>
          </table:table-cell>
          <table:table-cell office:value-type="string" calcext:value-type="string">
            <text:p>Shah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5396 Forth Stre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ets Green and Lyng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0 9DT</text:p>
          </table:table-cell>
          <table:table-cell office:value-type="string" calcext:value-type="string">
            <text:p>01547 429341</text:p>
          </table:table-cell>
          <table:table-cell table:formula="of:=COM.MICROSOFT.CONCAT([.B6];&quot;.&quot;;[.C6];&quot;@academic.ac.uk&quot;)" office:value-type="string" office:string-value="Shah.Ali@academic.ac.uk" calcext:value-type="string">
            <text:p>Shah.Ali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2377" calcext:value-type="float">
            <text:p>10004423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9472 Li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sborough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14 2GH</text:p>
          </table:table-cell>
          <table:table-cell office:value-type="string" calcext:value-type="string">
            <text:p>01969 886290</text:p>
          </table:table-cell>
          <table:table-cell table:formula="of:=COM.MICROSOFT.CONCAT([.B7];&quot;.&quot;;[.C7];&quot;@academic.ac.uk&quot;)" office:value-type="string" office:string-value="John.Allen@academic.ac.uk" calcext:value-type="string">
            <text:p>John.Allen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13811" calcext:value-type="float">
            <text:p>1000913811</text:p>
          </table:table-cell>
          <table:table-cell office:value-type="string" calcext:value-type="string">
            <text:p>Faheem</text:p>
          </table:table-cell>
          <table:table-cell office:value-type="string" calcext:value-type="string">
            <text:p>Anwar</text:p>
          </table:table-cell>
          <table:table-cell office:value-type="string" calcext:value-type="string">
            <text:p>7457 Cowl St #7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gate Ward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SO14 3TY</text:p>
          </table:table-cell>
          <table:table-cell office:value-type="string" calcext:value-type="string">
            <text:p>01865 582516</text:p>
          </table:table-cell>
          <table:table-cell table:formula="of:=COM.MICROSOFT.CONCAT([.B8];&quot;.&quot;;[.C8];&quot;@academic.ac.uk&quot;)" office:value-type="string" office:string-value="Faheem.Anwar@academic.ac.uk" calcext:value-type="string">
            <text:p>Faheem.Anwar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02671" calcext:value-type="float">
            <text:p>1000702671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20 Gloucester Pl #9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irton Ward</text:p>
          </table:table-cell>
          <table:table-cell office:value-type="string" calcext:value-type="string">
            <text:p>Tyne &amp; Wear</text:p>
          </table:table-cell>
          <table:table-cell office:value-type="string" calcext:value-type="string">
            <text:p>NE29 7AD</text:p>
          </table:table-cell>
          <table:table-cell office:value-type="string" calcext:value-type="string">
            <text:p>01746 394243</text:p>
          </table:table-cell>
          <table:table-cell table:formula="of:=COM.MICROSOFT.CONCAT([.B9];&quot;.&quot;;[.C9];&quot;@academic.ac.uk&quot;)" office:value-type="string" office:string-value="Richard.Armstrong@academic.ac.uk" calcext:value-type="string">
            <text:p>Richard.Armstrong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69177" calcext:value-type="float">
            <text:p>1000969177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929 Augusti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aple Hill Ward</text:p>
          </table:table-cell>
          <table:table-cell office:value-type="string" calcext:value-type="string">
            <text:p>South Gloucestershire</text:p>
          </table:table-cell>
          <table:table-cell office:value-type="string" calcext:value-type="string">
            <text:p>BS16 4LL</text:p>
          </table:table-cell>
          <table:table-cell office:value-type="string" calcext:value-type="string">
            <text:p>01907 538509</text:p>
          </table:table-cell>
          <table:table-cell table:formula="of:=COM.MICROSOFT.CONCAT([.B10];&quot;.&quot;;[.C10];&quot;@academic.ac.uk&quot;)" office:value-type="string" office:string-value="Richard.Arnold@academic.ac.uk" calcext:value-type="string">
            <text:p>Richard.Arnold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84992" calcext:value-type="float">
            <text:p>100078499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tley</text:p>
          </table:table-cell>
          <table:table-cell office:value-type="string" calcext:value-type="string">
            <text:p>45 Bradfield St #16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wich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DE6 1QN</text:p>
          </table:table-cell>
          <table:table-cell office:value-type="string" calcext:value-type="string">
            <text:p>01903 649460</text:p>
          </table:table-cell>
          <table:table-cell table:formula="of:=COM.MICROSOFT.CONCAT([.B11];&quot;.&quot;;[.C11];&quot;@academic.ac.uk&quot;)" office:value-type="string" office:string-value="Adam.Astley@academic.ac.uk" calcext:value-type="string">
            <text:p>Adam.Astley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15889" calcext:value-type="float">
            <text:p>1000115889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Atkinson</text:p>
          </table:table-cell>
          <table:table-cell office:value-type="string" calcext:value-type="string">
            <text:p>620 Northamp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DA2 7PP</text:p>
          </table:table-cell>
          <table:table-cell office:value-type="string" calcext:value-type="string">
            <text:p>01630 202053</text:p>
          </table:table-cell>
          <table:table-cell table:formula="of:=COM.MICROSOFT.CONCAT([.B12];&quot;.&quot;;[.C12];&quot;@academic.ac.uk&quot;)" office:value-type="string" office:string-value="Luke.Atkinson@academic.ac.uk" calcext:value-type="string">
            <text:p>Luke.Atkinson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73365" calcext:value-type="float">
            <text:p>1000173365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Austen</text:p>
          </table:table-cell>
          <table:table-cell office:value-type="string" calcext:value-type="string">
            <text:p>5 Hygei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undsley Green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40 4LY</text:p>
          </table:table-cell>
          <table:table-cell office:value-type="string" calcext:value-type="string">
            <text:p>01276 816806</text:p>
          </table:table-cell>
          <table:table-cell table:formula="of:=COM.MICROSOFT.CONCAT([.B13];&quot;.&quot;;[.C13];&quot;@academic.ac.uk&quot;)" office:value-type="string" office:string-value="Paul.Austen@academic.ac.uk" calcext:value-type="string">
            <text:p>Paul.Austen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00234" calcext:value-type="float">
            <text:p>1000300234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Bainbridge</text:p>
          </table:table-cell>
          <table:table-cell office:value-type="string" calcext:value-type="string">
            <text:p>2150 Mor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e Ward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8 7DE</text:p>
          </table:table-cell>
          <table:table-cell office:value-type="string" calcext:value-type="string">
            <text:p>01625 932209</text:p>
          </table:table-cell>
          <table:table-cell table:formula="of:=COM.MICROSOFT.CONCAT([.B14];&quot;.&quot;;[.C14];&quot;@academic.ac.uk&quot;)" office:value-type="string" office:string-value="Marian.Bainbridge@academic.ac.uk" calcext:value-type="string">
            <text:p>Marian.Bainbridge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65891" calcext:value-type="float">
            <text:p>1000565891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Bakewell</text:p>
          </table:table-cell>
          <table:table-cell office:value-type="string" calcext:value-type="string">
            <text:p>24 Bol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xburn, Uphall and Winchburg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52 5TL</text:p>
          </table:table-cell>
          <table:table-cell office:value-type="string" calcext:value-type="string">
            <text:p>01874 856950</text:p>
          </table:table-cell>
          <table:table-cell table:formula="of:=COM.MICROSOFT.CONCAT([.B15];&quot;.&quot;;[.C15];&quot;@academic.ac.uk&quot;)" office:value-type="string" office:string-value="Julie.Bakewell@academic.ac.uk" calcext:value-type="string">
            <text:p>Julie.Bakewell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38055" calcext:value-type="float">
            <text:p>10005380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arnard</text:p>
          </table:table-cell>
          <table:table-cell office:value-type="string" calcext:value-type="string">
            <text:p>4 Forres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on-Super-Mare</text:p>
          </table:table-cell>
          <table:table-cell office:value-type="string" calcext:value-type="string">
            <text:p>North Somerset</text:p>
          </table:table-cell>
          <table:table-cell office:value-type="string" calcext:value-type="string">
            <text:p>BS23 3HG</text:p>
          </table:table-cell>
          <table:table-cell office:value-type="string" calcext:value-type="string">
            <text:p>01976 755279</text:p>
          </table:table-cell>
          <table:table-cell table:formula="of:=COM.MICROSOFT.CONCAT([.B16];&quot;.&quot;;[.C16];&quot;@academic.ac.uk&quot;)" office:value-type="string" office:string-value="John.Barnard@academic.ac.uk" calcext:value-type="string">
            <text:p>John.Barnard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71970" calcext:value-type="float">
            <text:p>10003719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arron</text:p>
          </table:table-cell>
          <table:table-cell office:value-type="string" calcext:value-type="string">
            <text:p>89 No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rbrooke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IP25 6JQ</text:p>
          </table:table-cell>
          <table:table-cell office:value-type="string" calcext:value-type="string">
            <text:p>01967 580851</text:p>
          </table:table-cell>
          <table:table-cell table:formula="of:=COM.MICROSOFT.CONCAT([.B17];&quot;.&quot;;[.C17];&quot;@academic.ac.uk&quot;)" office:value-type="string" office:string-value="John.Barron@academic.ac.uk" calcext:value-type="string">
            <text:p>John.Barron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20584" calcext:value-type="float">
            <text:p>1000820584</text:p>
          </table:table-cell>
          <table:table-cell office:value-type="string" calcext:value-type="string">
            <text:p>Gillian</text:p>
          </table:table-cell>
          <table:table-cell office:value-type="string" calcext:value-type="string">
            <text:p>Bassil</text:p>
          </table:table-cell>
          <table:table-cell office:value-type="string" calcext:value-type="string">
            <text:p>99 Guthr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 Milton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BH25 5DF</text:p>
          </table:table-cell>
          <table:table-cell office:value-type="string" calcext:value-type="string">
            <text:p>01326 532337</text:p>
          </table:table-cell>
          <table:table-cell table:formula="of:=COM.MICROSOFT.CONCAT([.B18];&quot;.&quot;;[.C18];&quot;@academic.ac.uk&quot;)" office:value-type="string" office:string-value="Gillian.Bassil@academic.ac.uk" calcext:value-type="string">
            <text:p>Gillian.Bassil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11869" calcext:value-type="float">
            <text:p>1000111869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Bate</text:p>
          </table:table-cell>
          <table:table-cell office:value-type="string" calcext:value-type="string">
            <text:p>7 Richmo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kham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EX39 5DJ</text:p>
          </table:table-cell>
          <table:table-cell office:value-type="string" calcext:value-type="string">
            <text:p>01253 528327</text:p>
          </table:table-cell>
          <table:table-cell table:formula="of:=COM.MICROSOFT.CONCAT([.B19];&quot;.&quot;;[.C19];&quot;@academic.ac.uk&quot;)" office:value-type="string" office:string-value="Angela.Bate@academic.ac.uk" calcext:value-type="string">
            <text:p>Angela.Bate@academic.ac.uk</text:p>
          </table:table-cell>
          <table:table-cell table:style-name="ce11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19079" calcext:value-type="float">
            <text:p>1000719079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9165 Primros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rnall Ward</text:p>
          </table:table-cell>
          <table:table-cell office:value-type="string" calcext:value-type="string">
            <text:p>Yorkshire, South</text:p>
          </table:table-cell>
          <table:table-cell office:value-type="string" calcext:value-type="string">
            <text:p>S4 7WN</text:p>
          </table:table-cell>
          <table:table-cell office:value-type="string" calcext:value-type="string">
            <text:p>01719 831436</text:p>
          </table:table-cell>
          <table:table-cell table:formula="of:=COM.MICROSOFT.CONCAT([.B20];&quot;.&quot;;[.C20];&quot;@academic.ac.uk&quot;)" office:value-type="string" office:string-value="Frederick.Beckley@academic.ac.uk" calcext:value-type="string">
            <text:p>Frederick.Beckley@academic.ac.uk</text:p>
          </table:table-cell>
          <table:table-cell table:style-name="ce11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36762" calcext:value-type="float">
            <text:p>1000136762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9 Pengwer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rldon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TQ3 1SA</text:p>
          </table:table-cell>
          <table:table-cell office:value-type="string" calcext:value-type="string">
            <text:p>01578 287816</text:p>
          </table:table-cell>
          <table:table-cell table:formula="of:=COM.MICROSOFT.CONCAT([.B21];&quot;.&quot;;[.C21];&quot;@academic.ac.uk&quot;)" office:value-type="string" office:string-value="Chris.Bell@academic.ac.uk" calcext:value-type="string">
            <text:p>Chris.Bell@academic.ac.uk</text:p>
          </table:table-cell>
          <table:table-cell table:style-name="ce11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21033" calcext:value-type="float">
            <text:p>1000921033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4410 Tarl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estatyn Community</text:p>
          </table:table-cell>
          <table:table-cell office:value-type="string" calcext:value-type="string">
            <text:p>Denbighshire</text:p>
          </table:table-cell>
          <table:table-cell office:value-type="string" calcext:value-type="string">
            <text:p>LL19 9EG</text:p>
          </table:table-cell>
          <table:table-cell office:value-type="string" calcext:value-type="string">
            <text:p>01842 767201</text:p>
          </table:table-cell>
          <table:table-cell table:formula="of:=COM.MICROSOFT.CONCAT([.B22];&quot;.&quot;;[.C22];&quot;@academic.ac.uk&quot;)" office:value-type="string" office:string-value="Russell.Bell@academic.ac.uk" calcext:value-type="string">
            <text:p>Russell.Bell@academic.ac.uk</text:p>
          </table:table-cell>
          <table:table-cell table:style-name="ce11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21724" calcext:value-type="float">
            <text:p>1000721724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6949 Bour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ye and Stourbridge North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DY5 2QP</text:p>
          </table:table-cell>
          <table:table-cell office:value-type="string" calcext:value-type="string">
            <text:p>01552 709248</text:p>
          </table:table-cell>
          <table:table-cell table:formula="of:=COM.MICROSOFT.CONCAT([.B23];&quot;.&quot;;[.C23];&quot;@academic.ac.uk&quot;)" office:value-type="string" office:string-value="Lucy.Bird@academic.ac.uk" calcext:value-type="string">
            <text:p>Lucy.Bird@academic.ac.uk</text:p>
          </table:table-cell>
          <table:table-cell table:style-name="ce11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45286" calcext:value-type="float">
            <text:p>1000545286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Bloodworth</text:p>
          </table:table-cell>
          <table:table-cell office:value-type="string" calcext:value-type="string">
            <text:p>148 Rembrand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rlingham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CR6 9SW</text:p>
          </table:table-cell>
          <table:table-cell office:value-type="string" calcext:value-type="string">
            <text:p>01677 684257</text:p>
          </table:table-cell>
          <table:table-cell table:formula="of:=COM.MICROSOFT.CONCAT([.B24];&quot;.&quot;;[.C24];&quot;@academic.ac.uk&quot;)" office:value-type="string" office:string-value="Graham.Bloodworth@academic.ac.uk" calcext:value-type="string">
            <text:p>Graham.Bloodworth@academic.ac.uk</text:p>
          </table:table-cell>
          <table:table-cell table:style-name="ce11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99062" calcext:value-type="float">
            <text:p>1000299062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Booth</text:p>
          </table:table-cell>
          <table:table-cell office:value-type="string" calcext:value-type="string">
            <text:p>2200 Nelson St #5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Isle of Wight</text:p>
          </table:table-cell>
          <table:table-cell office:value-type="string" calcext:value-type="string">
            <text:p>PO30 5AL</text:p>
          </table:table-cell>
          <table:table-cell office:value-type="string" calcext:value-type="string">
            <text:p>01217 342071</text:p>
          </table:table-cell>
          <table:table-cell table:formula="of:=COM.MICROSOFT.CONCAT([.B25];&quot;.&quot;;[.C25];&quot;@academic.ac.uk&quot;)" office:value-type="string" office:string-value="Mark.Booth@academic.ac.uk" calcext:value-type="string">
            <text:p>Mark.Booth@academic.ac.uk</text:p>
          </table:table-cell>
          <table:table-cell table:style-name="ce11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17851" calcext:value-type="float">
            <text:p>100091785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owman</text:p>
          </table:table-cell>
          <table:table-cell office:value-type="string" calcext:value-type="string">
            <text:p>61 Rosset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PO19 1RH</text:p>
          </table:table-cell>
          <table:table-cell office:value-type="string" calcext:value-type="string">
            <text:p>01473 229124</text:p>
          </table:table-cell>
          <table:table-cell table:formula="of:=COM.MICROSOFT.CONCAT([.B26];&quot;.&quot;;[.C26];&quot;@academic.ac.uk&quot;)" office:value-type="string" office:string-value="Martin.Bowman@academic.ac.uk" calcext:value-type="string">
            <text:p>Martin.Bowman@academic.ac.uk</text:p>
          </table:table-cell>
          <table:table-cell table:style-name="ce11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2455" calcext:value-type="float">
            <text:p>1000442455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oxell</text:p>
          </table:table-cell>
          <table:table-cell office:value-type="string" calcext:value-type="string">
            <text:p>41 Cannin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eornabhagh a Deas Ward</text:p>
          </table:table-cell>
          <table:table-cell office:value-type="string" calcext:value-type="string">
            <text:p>Western Isles</text:p>
          </table:table-cell>
          <table:table-cell office:value-type="string" calcext:value-type="string">
            <text:p>HS1 2PZ</text:p>
          </table:table-cell>
          <table:table-cell office:value-type="string" calcext:value-type="string">
            <text:p>01230 623547</text:p>
          </table:table-cell>
          <table:table-cell table:formula="of:=COM.MICROSOFT.CONCAT([.B27];&quot;.&quot;;[.C27];&quot;@academic.ac.uk&quot;)" office:value-type="string" office:string-value="Stephen.Boxell@academic.ac.uk" calcext:value-type="string">
            <text:p>Stephen.Boxell@academic.ac.uk</text:p>
          </table:table-cell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96476" calcext:value-type="float">
            <text:p>1000196476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Bradford</text:p>
          </table:table-cell>
          <table:table-cell office:value-type="string" calcext:value-type="string">
            <text:p>8289 Cadog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 Ward</text:p>
          </table:table-cell>
          <table:table-cell office:value-type="string" calcext:value-type="string">
            <text:p>North Eart Lincolnshire</text:p>
          </table:table-cell>
          <table:table-cell office:value-type="string" calcext:value-type="string">
            <text:p>DN33 1AU</text:p>
          </table:table-cell>
          <table:table-cell office:value-type="string" calcext:value-type="string">
            <text:p>01781 827317</text:p>
          </table:table-cell>
          <table:table-cell table:formula="of:=COM.MICROSOFT.CONCAT([.B28];&quot;.&quot;;[.C28];&quot;@academic.ac.uk&quot;)" office:value-type="string" office:string-value="Mark.Bradford@academic.ac.uk" calcext:value-type="string">
            <text:p>Mark.Bradford@academic.ac.uk</text:p>
          </table:table-cell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13748" calcext:value-type="float">
            <text:p>1000913748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Branton</text:p>
          </table:table-cell>
          <table:table-cell office:value-type="string" calcext:value-type="string">
            <text:p>211 Hobar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quay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7 1LS</text:p>
          </table:table-cell>
          <table:table-cell office:value-type="string" calcext:value-type="string">
            <text:p>01866 248660</text:p>
          </table:table-cell>
          <table:table-cell table:formula="of:=COM.MICROSOFT.CONCAT([.B29];&quot;.&quot;;[.C29];&quot;@academic.ac.uk&quot;)" office:value-type="string" office:string-value="Ian.Branton@academic.ac.uk" calcext:value-type="string">
            <text:p>Ian.Branton@academic.ac.uk</text:p>
          </table:table-cell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33342" calcext:value-type="float">
            <text:p>1000433342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114 Falkland St #884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impton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7 4RF</text:p>
          </table:table-cell>
          <table:table-cell office:value-type="string" calcext:value-type="string">
            <text:p>01541 802635</text:p>
          </table:table-cell>
          <table:table-cell table:formula="of:=COM.MICROSOFT.CONCAT([.B30];&quot;.&quot;;[.C30];&quot;@academic.ac.uk&quot;)" office:value-type="string" office:string-value="Diane.Brooks@academic.ac.uk" calcext:value-type="string">
            <text:p>Diane.Brooks@academic.ac.uk</text:p>
          </table:table-cell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52631" calcext:value-type="float">
            <text:p>1000652631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1 Birket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ard En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3 0NH</text:p>
          </table:table-cell>
          <table:table-cell office:value-type="string" calcext:value-type="string">
            <text:p>01857 864722</text:p>
          </table:table-cell>
          <table:table-cell table:formula="of:=COM.MICROSOFT.CONCAT([.B31];&quot;.&quot;;[.C31];&quot;@academic.ac.uk&quot;)" office:value-type="string" office:string-value="Patricia.Brothers@academic.ac.uk" calcext:value-type="string">
            <text:p>Patricia.Brothers@academic.ac.uk</text:p>
          </table:table-cell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34240" calcext:value-type="float">
            <text:p>1000534240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5147 Black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tchworth South West Ward</text:p>
          </table:table-cell>
          <table:table-cell office:value-type="string" calcext:value-type="string">
            <text:p>Hertfordshire</text:p>
          </table:table-cell>
          <table:table-cell office:value-type="string" calcext:value-type="string">
            <text:p>SG6 3LE</text:p>
          </table:table-cell>
          <table:table-cell office:value-type="string" calcext:value-type="string">
            <text:p>01243 678286</text:p>
          </table:table-cell>
          <table:table-cell table:formula="of:=COM.MICROSOFT.CONCAT([.B32];&quot;.&quot;;[.C32];&quot;@academic.ac.uk&quot;)" office:value-type="string" office:string-value="Gordon.Brown@academic.ac.uk" calcext:value-type="string">
            <text:p>Gordon.Brown@academic.ac.uk</text:p>
          </table:table-cell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63601" calcext:value-type="float">
            <text:p>1000863601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7 Shen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nghill Ward</text:p>
          </table:table-cell>
          <table:table-cell office:value-type="string" calcext:value-type="string">
            <text:p>Yorkshire, East (North Humbers</text:p>
          </table:table-cell>
          <table:table-cell office:value-type="string" calcext:value-type="string">
            <text:p>HU8 9PZ</text:p>
          </table:table-cell>
          <table:table-cell office:value-type="string" calcext:value-type="string">
            <text:p>01400 269033</text:p>
          </table:table-cell>
          <table:table-cell table:formula="of:=COM.MICROSOFT.CONCAT([.B33];&quot;.&quot;;[.C33];&quot;@academic.ac.uk&quot;)" office:value-type="string" office:string-value="Richard.Bryant@academic.ac.uk" calcext:value-type="string">
            <text:p>Richard.Bryant@academic.ac.uk</text:p>
          </table:table-cell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15532" calcext:value-type="float">
            <text:p>1000315532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Buckler</text:p>
          </table:table-cell>
          <table:table-cell office:value-type="string" calcext:value-type="string">
            <text:p>129 Alexander Pop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ranche Ward</text:p>
          </table:table-cell>
          <table:table-cell office:value-type="string" calcext:value-type="string">
            <text:p>Hereford and Worcester</text:p>
          </table:table-cell>
          <table:table-cell office:value-type="string" calcext:value-type="string">
            <text:p>DY11 9BW</text:p>
          </table:table-cell>
          <table:table-cell office:value-type="string" calcext:value-type="string">
            <text:p>01702 725589</text:p>
          </table:table-cell>
          <table:table-cell table:formula="of:=COM.MICROSOFT.CONCAT([.B34];&quot;.&quot;;[.C34];&quot;@academic.ac.uk&quot;)" office:value-type="string" office:string-value="Gail.Buckler@academic.ac.uk" calcext:value-type="string">
            <text:p>Gail.Buckler@academic.ac.uk</text:p>
          </table:table-cell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67915" calcext:value-type="float">
            <text:p>1000867915</text:p>
          </table:table-cell>
          <table:table-cell office:value-type="string" calcext:value-type="string">
            <text:p>Alister</text:p>
          </table:table-cell>
          <table:table-cell office:value-type="string" calcext:value-type="string">
            <text:p>Cairns</text:p>
          </table:table-cell>
          <table:table-cell office:value-type="string" calcext:value-type="string">
            <text:p>2 Birchfield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hittington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SY11 4PH</text:p>
          </table:table-cell>
          <table:table-cell office:value-type="string" calcext:value-type="string">
            <text:p>01462 648669</text:p>
          </table:table-cell>
          <table:table-cell table:formula="of:=COM.MICROSOFT.CONCAT([.B35];&quot;.&quot;;[.C35];&quot;@academic.ac.uk&quot;)" office:value-type="string" office:string-value="Alister.Cairns@academic.ac.uk" calcext:value-type="string">
            <text:p>Alister.Cairns@academic.ac.uk</text:p>
          </table:table-cell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67830" calcext:value-type="float">
            <text:p>1000467830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7523 Kempt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ckerton West Ward</text:p>
          </table:table-cell>
          <table:table-cell office:value-type="string" calcext:value-type="string">
            <text:p>Darlington</text:p>
          </table:table-cell>
          <table:table-cell office:value-type="string" calcext:value-type="string">
            <text:p>DL3 0JF</text:p>
          </table:table-cell>
          <table:table-cell office:value-type="string" calcext:value-type="string">
            <text:p>01235 647932</text:p>
          </table:table-cell>
          <table:table-cell table:formula="of:=COM.MICROSOFT.CONCAT([.B36];&quot;.&quot;;[.C36];&quot;@academic.ac.uk&quot;)" office:value-type="string" office:string-value="Melissa.Campbell@academic.ac.uk" calcext:value-type="string">
            <text:p>Melissa.Campbell@academic.ac.uk</text:p>
          </table:table-cell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38894" calcext:value-type="float">
            <text:p>1000138894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Carmichael</text:p>
          </table:table-cell>
          <table:table-cell office:value-type="string" calcext:value-type="string">
            <text:p>6305 Elsto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stle Ward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BN12 6PR</text:p>
          </table:table-cell>
          <table:table-cell office:value-type="string" calcext:value-type="string">
            <text:p>01662 114247</text:p>
          </table:table-cell>
          <table:table-cell table:formula="of:=COM.MICROSOFT.CONCAT([.B37];&quot;.&quot;;[.C37];&quot;@academic.ac.uk&quot;)" office:value-type="string" office:string-value="Amanda.Carmichael@academic.ac.uk" calcext:value-type="string">
            <text:p>Amanda.Carmichael@academic.ac.uk</text:p>
          </table:table-cell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85755" calcext:value-type="float">
            <text:p>1000985755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218 Greenbank Driv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vizes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SN10 3DU</text:p>
          </table:table-cell>
          <table:table-cell office:value-type="string" calcext:value-type="string">
            <text:p>01407 866759</text:p>
          </table:table-cell>
          <table:table-cell table:formula="of:=COM.MICROSOFT.CONCAT([.B38];&quot;.&quot;;[.C38];&quot;@academic.ac.uk&quot;)" office:value-type="string" office:string-value="Peter.Carpenter@academic.ac.uk" calcext:value-type="string">
            <text:p>Peter.Carpenter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18558" calcext:value-type="float">
            <text:p>1000718558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Carroll</text:p>
          </table:table-cell>
          <table:table-cell office:value-type="string" calcext:value-type="string">
            <text:p>8921 For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lnbrook with Poyle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SL3 0PY</text:p>
          </table:table-cell>
          <table:table-cell office:value-type="string" calcext:value-type="string">
            <text:p>01822 563044</text:p>
          </table:table-cell>
          <table:table-cell table:formula="of:=COM.MICROSOFT.CONCAT([.B39];&quot;.&quot;;[.C39];&quot;@academic.ac.uk&quot;)" office:value-type="string" office:string-value="William.Carroll@academic.ac.uk" calcext:value-type="string">
            <text:p>William.Carroll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59294" calcext:value-type="float">
            <text:p>100025929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ristison</text:p>
          </table:table-cell>
          <table:table-cell office:value-type="string" calcext:value-type="string">
            <text:p>3060 St Ambrose Grove #26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dridge Central and South War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WS9 8UR</text:p>
          </table:table-cell>
          <table:table-cell office:value-type="string" calcext:value-type="string">
            <text:p>01327 770774</text:p>
          </table:table-cell>
          <table:table-cell table:formula="of:=COM.MICROSOFT.CONCAT([.B40];&quot;.&quot;;[.C40];&quot;@academic.ac.uk&quot;)" office:value-type="string" office:string-value="Mark.Christison@academic.ac.uk" calcext:value-type="string">
            <text:p>Mark.Christison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97316" calcext:value-type="float">
            <text:p>1000497316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8388 Bessemer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st Putney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15 2RP</text:p>
          </table:table-cell>
          <table:table-cell office:value-type="string" calcext:value-type="string">
            <text:p>01483 418969</text:p>
          </table:table-cell>
          <table:table-cell table:formula="of:=COM.MICROSOFT.CONCAT([.B41];&quot;.&quot;;[.C41];&quot;@academic.ac.uk&quot;)" office:value-type="string" office:string-value="Neil.Clarke@academic.ac.uk" calcext:value-type="string">
            <text:p>Neil.Clarke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86558" calcext:value-type="float">
            <text:p>1000386558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87 Pownall Sq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wston</text:p>
          </table:table-cell>
          <table:table-cell office:value-type="string" calcext:value-type="string">
            <text:p>Cambridgeshire</text:p>
          </table:table-cell>
          <table:table-cell office:value-type="string" calcext:value-type="string">
            <text:p>CB22 3BB</text:p>
          </table:table-cell>
          <table:table-cell office:value-type="string" calcext:value-type="string">
            <text:p>01709 854691</text:p>
          </table:table-cell>
          <table:table-cell table:formula="of:=COM.MICROSOFT.CONCAT([.B42];&quot;.&quot;;[.C42];&quot;@academic.ac.uk&quot;)" office:value-type="string" office:string-value="Mp.Clay@academic.ac.uk" calcext:value-type="string">
            <text:p>Mp.Clay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11545" calcext:value-type="float">
            <text:p>1000511545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Coles</text:p>
          </table:table-cell>
          <table:table-cell office:value-type="string" calcext:value-type="string">
            <text:p>39 Wy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kefield North Ward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WF1 1DR</text:p>
          </table:table-cell>
          <table:table-cell office:value-type="string" calcext:value-type="string">
            <text:p>01609 882184</text:p>
          </table:table-cell>
          <table:table-cell table:formula="of:=COM.MICROSOFT.CONCAT([.B43];&quot;.&quot;;[.C43];&quot;@academic.ac.uk&quot;)" office:value-type="string" office:string-value="Stephen.Coles@academic.ac.uk" calcext:value-type="string">
            <text:p>Stephen.Coles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42165" calcext:value-type="float">
            <text:p>1000842165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2732 Bostock St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Enoder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9 6NJ</text:p>
          </table:table-cell>
          <table:table-cell office:value-type="string" calcext:value-type="string">
            <text:p>01693 310794</text:p>
          </table:table-cell>
          <table:table-cell table:formula="of:=COM.MICROSOFT.CONCAT([.B44];&quot;.&quot;;[.C44];&quot;@academic.ac.uk&quot;)" office:value-type="string" office:string-value="Charles.Collins@academic.ac.uk" calcext:value-type="string">
            <text:p>Charles.Collins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55050" calcext:value-type="float">
            <text:p>1000155050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Cooke</text:p>
          </table:table-cell>
          <table:table-cell office:value-type="string" calcext:value-type="string">
            <text:p>5562 Fairfield St #84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yde</text:p>
          </table:table-cell>
          <table:table-cell office:value-type="string" calcext:value-type="string">
            <text:p>Isle of Wight</text:p>
          </table:table-cell>
          <table:table-cell office:value-type="string" calcext:value-type="string">
            <text:p>PO33 1HH</text:p>
          </table:table-cell>
          <table:table-cell office:value-type="string" calcext:value-type="string">
            <text:p>01891 702579</text:p>
          </table:table-cell>
          <table:table-cell table:formula="of:=COM.MICROSOFT.CONCAT([.B45];&quot;.&quot;;[.C45];&quot;@academic.ac.uk&quot;)" office:value-type="string" office:string-value="Roger.Cooke@academic.ac.uk" calcext:value-type="string">
            <text:p>Roger.Cooke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83211" calcext:value-type="float">
            <text:p>1000283211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Cowan</text:p>
          </table:table-cell>
          <table:table-cell office:value-type="string" calcext:value-type="string">
            <text:p>37 Meado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indon Park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15 6LE</text:p>
          </table:table-cell>
          <table:table-cell office:value-type="string" calcext:value-type="string">
            <text:p>01850 347846</text:p>
          </table:table-cell>
          <table:table-cell table:formula="of:=COM.MICROSOFT.CONCAT([.B46];&quot;.&quot;;[.C46];&quot;@academic.ac.uk&quot;)" office:value-type="string" office:string-value="Jane.Cowan@academic.ac.uk" calcext:value-type="string">
            <text:p>Jane.Cowan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62062" calcext:value-type="float">
            <text:p>1000862062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Coyle</text:p>
          </table:table-cell>
          <table:table-cell office:value-type="string" calcext:value-type="string">
            <text:p>3 Nevis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ymington and Pennington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SO41 1DL</text:p>
          </table:table-cell>
          <table:table-cell office:value-type="string" calcext:value-type="string">
            <text:p>01420 307327</text:p>
          </table:table-cell>
          <table:table-cell table:formula="of:=COM.MICROSOFT.CONCAT([.B47];&quot;.&quot;;[.C47];&quot;@academic.ac.uk&quot;)" office:value-type="string" office:string-value="Sarah.Coyle@academic.ac.uk" calcext:value-type="string">
            <text:p>Sarah.Coyle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33136" calcext:value-type="float">
            <text:p>1000333136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Croft</text:p>
          </table:table-cell>
          <table:table-cell office:value-type="string" calcext:value-type="string">
            <text:p>5662 William Moul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ylesbury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21 8PP</text:p>
          </table:table-cell>
          <table:table-cell office:value-type="string" calcext:value-type="string">
            <text:p>01567 296442</text:p>
          </table:table-cell>
          <table:table-cell table:formula="of:=COM.MICROSOFT.CONCAT([.B48];&quot;.&quot;;[.C48];&quot;@academic.ac.uk&quot;)" office:value-type="string" office:string-value="Amanda.Croft@academic.ac.uk" calcext:value-type="string">
            <text:p>Amanda.Croft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22848" calcext:value-type="float">
            <text:p>1000522848</text:p>
          </table:table-cell>
          <table:table-cell office:value-type="string" calcext:value-type="string">
            <text:p>Nigel</text:p>
          </table:table-cell>
          <table:table-cell office:value-type="string" calcext:value-type="string">
            <text:p>Crowder</text:p>
          </table:table-cell>
          <table:table-cell office:value-type="string" calcext:value-type="string">
            <text:p>3 North View #3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rmantofts and Richmond Hill 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9 7JH</text:p>
          </table:table-cell>
          <table:table-cell office:value-type="string" calcext:value-type="string">
            <text:p>01607 269930</text:p>
          </table:table-cell>
          <table:table-cell table:formula="of:=COM.MICROSOFT.CONCAT([.B49];&quot;.&quot;;[.C49];&quot;@academic.ac.uk&quot;)" office:value-type="string" office:string-value="Nigel.Crowder@academic.ac.uk" calcext:value-type="string">
            <text:p>Nigel.Crowder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71158" calcext:value-type="float">
            <text:p>1000171158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Cully</text:p>
          </table:table-cell>
          <table:table-cell office:value-type="string" calcext:value-type="string">
            <text:p>135 Op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oward Town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K13 8BB</text:p>
          </table:table-cell>
          <table:table-cell office:value-type="string" calcext:value-type="string">
            <text:p>01386 981141</text:p>
          </table:table-cell>
          <table:table-cell table:formula="of:=COM.MICROSOFT.CONCAT([.B50];&quot;.&quot;;[.C50];&quot;@academic.ac.uk&quot;)" office:value-type="string" office:string-value="Susan.Cully@academic.ac.uk" calcext:value-type="string">
            <text:p>Susan.Cully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83825" calcext:value-type="float">
            <text:p>1000383825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Dalton</text:p>
          </table:table-cell>
          <table:table-cell office:value-type="string" calcext:value-type="string">
            <text:p>1 Aske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rnham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GU9 9AS</text:p>
          </table:table-cell>
          <table:table-cell office:value-type="string" calcext:value-type="string">
            <text:p>01260 641258</text:p>
          </table:table-cell>
          <table:table-cell table:formula="of:=COM.MICROSOFT.CONCAT([.B51];&quot;.&quot;;[.C51];&quot;@academic.ac.uk&quot;)" office:value-type="string" office:string-value="Gregory.Dalton@academic.ac.uk" calcext:value-type="string">
            <text:p>Gregory.Dalton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74499" calcext:value-type="float">
            <text:p>1000674499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Davison</text:p>
          </table:table-cell>
          <table:table-cell office:value-type="string" calcext:value-type="string">
            <text:p>4 Burna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eston West Ward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9 1AE</text:p>
          </table:table-cell>
          <table:table-cell office:value-type="string" calcext:value-type="string">
            <text:p>01543 198690</text:p>
          </table:table-cell>
          <table:table-cell table:formula="of:=COM.MICROSOFT.CONCAT([.B52];&quot;.&quot;;[.C52];&quot;@academic.ac.uk&quot;)" office:value-type="string" office:string-value="Peter.Davison@academic.ac.uk" calcext:value-type="string">
            <text:p>Peter.Davison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66704" calcext:value-type="float">
            <text:p>1000666704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95 Den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ollaton West Ward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8 2NB</text:p>
          </table:table-cell>
          <table:table-cell office:value-type="string" calcext:value-type="string">
            <text:p>01355 500797</text:p>
          </table:table-cell>
          <table:table-cell table:formula="of:=COM.MICROSOFT.CONCAT([.B53];&quot;.&quot;;[.C53];&quot;@academic.ac.uk&quot;)" office:value-type="string" office:string-value="Alan.Dean@academic.ac.uk" calcext:value-type="string">
            <text:p>Alan.Dean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99857" calcext:value-type="float">
            <text:p>1000899857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Dow</text:p>
          </table:table-cell>
          <table:table-cell office:value-type="string" calcext:value-type="string">
            <text:p>5 Chadwick St #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langeler Community</text:p>
          </table:table-cell>
          <table:table-cell office:value-type="string" calcext:value-type="string">
            <text:p>Ceredigion</text:p>
          </table:table-cell>
          <table:table-cell office:value-type="string" calcext:value-type="string">
            <text:p>SA44 5HF</text:p>
          </table:table-cell>
          <table:table-cell office:value-type="string" calcext:value-type="string">
            <text:p>01252 621329</text:p>
          </table:table-cell>
          <table:table-cell table:formula="of:=COM.MICROSOFT.CONCAT([.B54];&quot;.&quot;;[.C54];&quot;@academic.ac.uk&quot;)" office:value-type="string" office:string-value="Patricia.Dow@academic.ac.uk" calcext:value-type="string">
            <text:p>Patricia.Dow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67364" calcext:value-type="float">
            <text:p>1000367364</text:p>
          </table:table-cell>
          <table:table-cell office:value-type="string" calcext:value-type="string">
            <text:p>Debra</text:p>
          </table:table-cell>
          <table:table-cell office:value-type="string" calcext:value-type="string">
            <text:p>Earnshaw</text:p>
          </table:table-cell>
          <table:table-cell office:value-type="string" calcext:value-type="string">
            <text:p>67 Micawb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ckley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E14 6RQ</text:p>
          </table:table-cell>
          <table:table-cell office:value-type="string" calcext:value-type="string">
            <text:p>01712 135466</text:p>
          </table:table-cell>
          <table:table-cell table:formula="of:=COM.MICROSOFT.CONCAT([.B55];&quot;.&quot;;[.C55];&quot;@academic.ac.uk&quot;)" office:value-type="string" office:string-value="Debra.Earnshaw@academic.ac.uk" calcext:value-type="string">
            <text:p>Debra.Earnshaw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82413" calcext:value-type="float">
            <text:p>1000682413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43 Williamson St #799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ads Ward</text:p>
          </table:table-cell>
          <table:table-cell office:value-type="string" calcext:value-type="string">
            <text:p>East Sussex</text:p>
          </table:table-cell>
          <table:table-cell office:value-type="string" calcext:value-type="string">
            <text:p>BN20 7HB</text:p>
          </table:table-cell>
          <table:table-cell office:value-type="string" calcext:value-type="string">
            <text:p>01469 300335</text:p>
          </table:table-cell>
          <table:table-cell table:formula="of:=COM.MICROSOFT.CONCAT([.B56];&quot;.&quot;;[.C56];&quot;@academic.ac.uk&quot;)" office:value-type="string" office:string-value="Steven.Edge@academic.ac.uk" calcext:value-type="string">
            <text:p>Steven.Edge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6472" calcext:value-type="float">
            <text:p>1000766472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llison</text:p>
          </table:table-cell>
          <table:table-cell office:value-type="string" calcext:value-type="string">
            <text:p>5 How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xburn, Uphall and Winchburg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52 6NF</text:p>
          </table:table-cell>
          <table:table-cell office:value-type="string" calcext:value-type="string">
            <text:p>01428 343825</text:p>
          </table:table-cell>
          <table:table-cell table:formula="of:=COM.MICROSOFT.CONCAT([.B57];&quot;.&quot;;[.C57];&quot;@academic.ac.uk&quot;)" office:value-type="string" office:string-value="Paul.Ellison@academic.ac.uk" calcext:value-type="string">
            <text:p>Paul.Elliso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27582" calcext:value-type="float">
            <text:p>100072758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7 Cheapside #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Ive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14 5PA</text:p>
          </table:table-cell>
          <table:table-cell office:value-type="string" calcext:value-type="string">
            <text:p>01770 129032</text:p>
          </table:table-cell>
          <table:table-cell table:formula="of:=COM.MICROSOFT.CONCAT([.B58];&quot;.&quot;;[.C58];&quot;@academic.ac.uk&quot;)" office:value-type="string" office:string-value="Luke.Fallon@academic.ac.uk" calcext:value-type="string">
            <text:p>Luke.Fallo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88304" calcext:value-type="float">
            <text:p>1000588304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Fleming</text:p>
          </table:table-cell>
          <table:table-cell office:value-type="string" calcext:value-type="string">
            <text:p>85 Bridgewat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ard En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4 7BP</text:p>
          </table:table-cell>
          <table:table-cell office:value-type="string" calcext:value-type="string">
            <text:p>01689 253476</text:p>
          </table:table-cell>
          <table:table-cell table:formula="of:=COM.MICROSOFT.CONCAT([.B59];&quot;.&quot;;[.C59];&quot;@academic.ac.uk&quot;)" office:value-type="string" office:string-value="Hazel.Fleming@academic.ac.uk" calcext:value-type="string">
            <text:p>Hazel.Fleming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05394" calcext:value-type="float">
            <text:p>1000305394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763 Parkfield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on Canes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WS11 9RH</text:p>
          </table:table-cell>
          <table:table-cell office:value-type="string" calcext:value-type="string">
            <text:p>01823 383806</text:p>
          </table:table-cell>
          <table:table-cell table:formula="of:=COM.MICROSOFT.CONCAT([.B60];&quot;.&quot;;[.C60];&quot;@academic.ac.uk&quot;)" office:value-type="string" office:string-value="Elizabeth.Foster@academic.ac.uk" calcext:value-type="string">
            <text:p>Elizabeth.Foster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98486" calcext:value-type="float">
            <text:p>1000998486</text:p>
          </table:table-cell>
          <table:table-cell office:value-type="string" calcext:value-type="string">
            <text:p>Kamma</text:p>
          </table:table-cell>
          <table:table-cell office:value-type="string" calcext:value-type="string">
            <text:p>Foulkes</text:p>
          </table:table-cell>
          <table:table-cell office:value-type="string" calcext:value-type="string">
            <text:p>662 Grove Park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lwell Ward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6 8RG</text:p>
          </table:table-cell>
          <table:table-cell office:value-type="string" calcext:value-type="string">
            <text:p>01835 634521</text:p>
          </table:table-cell>
          <table:table-cell table:formula="of:=COM.MICROSOFT.CONCAT([.B61];&quot;.&quot;;[.C61];&quot;@academic.ac.uk&quot;)" office:value-type="string" office:string-value="Kamma.Foulkes@academic.ac.uk" calcext:value-type="string">
            <text:p>Kamma.Foulkes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60643" calcext:value-type="float">
            <text:p>1000460643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Fowler</text:p>
          </table:table-cell>
          <table:table-cell office:value-type="string" calcext:value-type="string">
            <text:p>5410 Law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reorchy Community</text:p>
          </table:table-cell>
          <table:table-cell office:value-type="string" calcext:value-type="string">
            <text:p>Rhondda Cynon Taff</text:p>
          </table:table-cell>
          <table:table-cell office:value-type="string" calcext:value-type="string">
            <text:p>CF42 6PL</text:p>
          </table:table-cell>
          <table:table-cell office:value-type="string" calcext:value-type="string">
            <text:p>01383 647035</text:p>
          </table:table-cell>
          <table:table-cell table:formula="of:=COM.MICROSOFT.CONCAT([.B62];&quot;.&quot;;[.C62];&quot;@academic.ac.uk&quot;)" office:value-type="string" office:string-value="Christopher.Fowler@academic.ac.uk" calcext:value-type="string">
            <text:p>Christopher.Fowler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59416" calcext:value-type="float">
            <text:p>1000359416</text:p>
          </table:table-cell>
          <table:table-cell office:value-type="string" calcext:value-type="string">
            <text:p>Ronnette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3 August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ybury and Sheerwater Ward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GU21 5QL</text:p>
          </table:table-cell>
          <table:table-cell office:value-type="string" calcext:value-type="string">
            <text:p>01670 813697</text:p>
          </table:table-cell>
          <table:table-cell table:formula="of:=COM.MICROSOFT.CONCAT([.B63];&quot;.&quot;;[.C63];&quot;@academic.ac.uk&quot;)" office:value-type="string" office:string-value="Ronnette.Francis@academic.ac.uk" calcext:value-type="string">
            <text:p>Ronnette.Francis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48107" calcext:value-type="float">
            <text:p>1000148107</text:p>
          </table:table-cell>
          <table:table-cell office:value-type="string" calcext:value-type="string">
            <text:p>Colette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476 Stark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gate Ward</text:p>
          </table:table-cell>
          <table:table-cell office:value-type="string" calcext:value-type="string">
            <text:p>Gloucestershire</text:p>
          </table:table-cell>
          <table:table-cell office:value-type="string" calcext:value-type="string">
            <text:p>GL1 1QW</text:p>
          </table:table-cell>
          <table:table-cell office:value-type="string" calcext:value-type="string">
            <text:p>01472 324699</text:p>
          </table:table-cell>
          <table:table-cell table:formula="of:=COM.MICROSOFT.CONCAT([.B64];&quot;.&quot;;[.C64];&quot;@academic.ac.uk&quot;)" office:value-type="string" office:string-value="Colette.Franklin@academic.ac.uk" calcext:value-type="string">
            <text:p>Colette.Frankli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27740" calcext:value-type="float">
            <text:p>1000527740</text:p>
          </table:table-cell>
          <table:table-cell office:value-type="string" calcext:value-type="string">
            <text:p>Carol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6448 Tillar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nisbrough and Denaby Ward</text:p>
          </table:table-cell>
          <table:table-cell office:value-type="string" calcext:value-type="string">
            <text:p>South Yorkshire</text:p>
          </table:table-cell>
          <table:table-cell office:value-type="string" calcext:value-type="string">
            <text:p>DN12 4JF</text:p>
          </table:table-cell>
          <table:table-cell office:value-type="string" calcext:value-type="string">
            <text:p>01412 528394</text:p>
          </table:table-cell>
          <table:table-cell table:formula="of:=COM.MICROSOFT.CONCAT([.B65];&quot;.&quot;;[.C65];&quot;@academic.ac.uk&quot;)" office:value-type="string" office:string-value="Carol.Freeman@academic.ac.uk" calcext:value-type="string">
            <text:p>Carol.Freema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47623" calcext:value-type="float">
            <text:p>1000847623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3055 Creswic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bold and Brownsover Ward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21 1LN</text:p>
          </table:table-cell>
          <table:table-cell office:value-type="string" calcext:value-type="string">
            <text:p>01670 234959</text:p>
          </table:table-cell>
          <table:table-cell table:formula="of:=COM.MICROSOFT.CONCAT([.B66];&quot;.&quot;;[.C66];&quot;@academic.ac.uk&quot;)" office:value-type="string" office:string-value="Craig.Frost@academic.ac.uk" calcext:value-type="string">
            <text:p>Craig.Frost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60930" calcext:value-type="float">
            <text:p>1000960930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Galloway</text:p>
          </table:table-cell>
          <table:table-cell office:value-type="string" calcext:value-type="string">
            <text:p>7 Jolliff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ddlewich</text:p>
          </table:table-cell>
          <table:table-cell office:value-type="string" calcext:value-type="string">
            <text:p>Cheshire</text:p>
          </table:table-cell>
          <table:table-cell office:value-type="string" calcext:value-type="string">
            <text:p>CW10 9GB</text:p>
          </table:table-cell>
          <table:table-cell office:value-type="string" calcext:value-type="string">
            <text:p>01947 566661</text:p>
          </table:table-cell>
          <table:table-cell table:formula="of:=COM.MICROSOFT.CONCAT([.B67];&quot;.&quot;;[.C67];&quot;@academic.ac.uk&quot;)" office:value-type="string" office:string-value="Jon.Galloway@academic.ac.uk" calcext:value-type="string">
            <text:p>Jon.Galloway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53818" calcext:value-type="float">
            <text:p>1000153818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Goddard</text:p>
          </table:table-cell>
          <table:table-cell office:value-type="string" calcext:value-type="string">
            <text:p>1175 Grei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Marys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25 0ZN</text:p>
          </table:table-cell>
          <table:table-cell office:value-type="string" calcext:value-type="string">
            <text:p>01532 497454</text:p>
          </table:table-cell>
          <table:table-cell table:formula="of:=COM.MICROSOFT.CONCAT([.B68];&quot;.&quot;;[.C68];&quot;@academic.ac.uk&quot;)" office:value-type="string" office:string-value="Jennifer.Goddard@academic.ac.uk" calcext:value-type="string">
            <text:p>Jennifer.Goddard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78190" calcext:value-type="float">
            <text:p>1000478190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636 Portland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sham Ward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TS1 4RG</text:p>
          </table:table-cell>
          <table:table-cell office:value-type="string" calcext:value-type="string">
            <text:p>01743 977277</text:p>
          </table:table-cell>
          <table:table-cell table:formula="of:=COM.MICROSOFT.CONCAT([.B69];&quot;.&quot;;[.C69];&quot;@academic.ac.uk&quot;)" office:value-type="string" office:string-value="Ian.Good@academic.ac.uk" calcext:value-type="string">
            <text:p>Ian.Good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72265" calcext:value-type="float">
            <text:p>1000472265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Goodwin</text:p>
          </table:table-cell>
          <table:table-cell office:value-type="string" calcext:value-type="string">
            <text:p>41 Benedic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dborough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IG2 7QG</text:p>
          </table:table-cell>
          <table:table-cell office:value-type="string" calcext:value-type="string">
            <text:p>01599 245408</text:p>
          </table:table-cell>
          <table:table-cell table:formula="of:=COM.MICROSOFT.CONCAT([.B70];&quot;.&quot;;[.C70];&quot;@academic.ac.uk&quot;)" office:value-type="string" office:string-value="Andrew.Goodwin@academic.ac.uk" calcext:value-type="string">
            <text:p>Andrew.Goodwi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25347" calcext:value-type="float">
            <text:p>1000325347</text:p>
          </table:table-cell>
          <table:table-cell office:value-type="string" calcext:value-type="string">
            <text:p>Jodie</text:p>
          </table:table-cell>
          <table:table-cell office:value-type="string" calcext:value-type="string">
            <text:p>Gratton</text:p>
          </table:table-cell>
          <table:table-cell office:value-type="string" calcext:value-type="string">
            <text:p>62 Margare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yal Hospital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3 4ND</text:p>
          </table:table-cell>
          <table:table-cell office:value-type="string" calcext:value-type="string">
            <text:p>01345 400452</text:p>
          </table:table-cell>
          <table:table-cell table:formula="of:=COM.MICROSOFT.CONCAT([.B71];&quot;.&quot;;[.C71];&quot;@academic.ac.uk&quot;)" office:value-type="string" office:string-value="Jodie.Gratton@academic.ac.uk" calcext:value-type="string">
            <text:p>Jodie.Gratto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80229" calcext:value-type="float">
            <text:p>1000880229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Grayson</text:p>
          </table:table-cell>
          <table:table-cell office:value-type="string" calcext:value-type="string">
            <text:p>5152 Sophi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oodstock Ward</text:p>
          </table:table-cell>
          <table:table-cell office:value-type="string" calcext:value-type="string">
            <text:p>South Gloucestershire</text:p>
          </table:table-cell>
          <table:table-cell office:value-type="string" calcext:value-type="string">
            <text:p>BS15 8DS</text:p>
          </table:table-cell>
          <table:table-cell office:value-type="string" calcext:value-type="string">
            <text:p>01655 519837</text:p>
          </table:table-cell>
          <table:table-cell table:formula="of:=COM.MICROSOFT.CONCAT([.B72];&quot;.&quot;;[.C72];&quot;@academic.ac.uk&quot;)" office:value-type="string" office:string-value="Diane.Grayson@academic.ac.uk" calcext:value-type="string">
            <text:p>Diane.Grayso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91056" calcext:value-type="float">
            <text:p>1000791056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 Back Cannin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unblane and Bridge of Allan W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FK9 4LD</text:p>
          </table:table-cell>
          <table:table-cell office:value-type="string" calcext:value-type="string">
            <text:p>01837 530939</text:p>
          </table:table-cell>
          <table:table-cell table:formula="of:=COM.MICROSOFT.CONCAT([.B73];&quot;.&quot;;[.C73];&quot;@academic.ac.uk&quot;)" office:value-type="string" office:string-value="Jenny.Green@academic.ac.uk" calcext:value-type="string">
            <text:p>Jenny.Gree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77284" calcext:value-type="float">
            <text:p>1000877284</text:p>
          </table:table-cell>
          <table:table-cell office:value-type="string" calcext:value-type="string">
            <text:p>Nicola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9 Gradwe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empshott Ward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RG22 5HA</text:p>
          </table:table-cell>
          <table:table-cell office:value-type="string" calcext:value-type="string">
            <text:p>01262 808399</text:p>
          </table:table-cell>
          <table:table-cell table:formula="of:=COM.MICROSOFT.CONCAT([.B74];&quot;.&quot;;[.C74];&quot;@academic.ac.uk&quot;)" office:value-type="string" office:string-value="Nicola.Green@academic.ac.uk" calcext:value-type="string">
            <text:p>Nicola.Gree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9255" calcext:value-type="float">
            <text:p>1000449255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9205 Upper Hi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ity and Hunslet Ward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1 5QE</text:p>
          </table:table-cell>
          <table:table-cell office:value-type="string" calcext:value-type="string">
            <text:p>01350 332706</text:p>
          </table:table-cell>
          <table:table-cell table:formula="of:=COM.MICROSOFT.CONCAT([.B75];&quot;.&quot;;[.C75];&quot;@academic.ac.uk&quot;)" office:value-type="string" office:string-value="Nick.Grey@academic.ac.uk" calcext:value-type="string">
            <text:p>Nick.Grey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71378" calcext:value-type="float">
            <text:p>1000871378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Groves</text:p>
          </table:table-cell>
          <table:table-cell office:value-type="string" calcext:value-type="string">
            <text:p>9 Horatio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uckinge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N26 2PN</text:p>
          </table:table-cell>
          <table:table-cell office:value-type="string" calcext:value-type="string">
            <text:p>01686 306597</text:p>
          </table:table-cell>
          <table:table-cell table:formula="of:=COM.MICROSOFT.CONCAT([.B76];&quot;.&quot;;[.C76];&quot;@academic.ac.uk&quot;)" office:value-type="string" office:string-value="Kate.Groves@academic.ac.uk" calcext:value-type="string">
            <text:p>Kate.Groves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68123" calcext:value-type="float">
            <text:p>1000168123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61 Miriam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bey Road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NW8 9BD</text:p>
          </table:table-cell>
          <table:table-cell office:value-type="string" calcext:value-type="string">
            <text:p>01537 356648</text:p>
          </table:table-cell>
          <table:table-cell table:formula="of:=COM.MICROSOFT.CONCAT([.B77];&quot;.&quot;;[.C77];&quot;@academic.ac.uk&quot;)" office:value-type="string" office:string-value="Mark.Hamilton@academic.ac.uk" calcext:value-type="string">
            <text:p>Mark.Hamilto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0524" calcext:value-type="float">
            <text:p>1000760524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Hancock</text:p>
          </table:table-cell>
          <table:table-cell office:value-type="string" calcext:value-type="string">
            <text:p>67 Pulfor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ittlewell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2 6NL</text:p>
          </table:table-cell>
          <table:table-cell office:value-type="string" calcext:value-type="string">
            <text:p>01388 416867</text:p>
          </table:table-cell>
          <table:table-cell table:formula="of:=COM.MICROSOFT.CONCAT([.B78];&quot;.&quot;;[.C78];&quot;@academic.ac.uk&quot;)" office:value-type="string" office:string-value="Rosemary.Hancock@academic.ac.uk" calcext:value-type="string">
            <text:p>Rosemary.Hancock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35151" calcext:value-type="float">
            <text:p>1000535151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Harman</text:p>
          </table:table-cell>
          <table:table-cell office:value-type="string" calcext:value-type="string">
            <text:p>821 Pembroke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rkby Stephen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CA17 4RZ</text:p>
          </table:table-cell>
          <table:table-cell office:value-type="string" calcext:value-type="string">
            <text:p>01589 654152</text:p>
          </table:table-cell>
          <table:table-cell table:formula="of:=COM.MICROSOFT.CONCAT([.B79];&quot;.&quot;;[.C79];&quot;@academic.ac.uk&quot;)" office:value-type="string" office:string-value="Kate.Harman@academic.ac.uk" calcext:value-type="string">
            <text:p>Kate.Harma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52741" calcext:value-type="float">
            <text:p>1000952741</text:p>
          </table:table-cell>
          <table:table-cell office:value-type="string" calcext:value-type="string">
            <text:p>Wendy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3 Ald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ton Park Ward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ST2 9AW</text:p>
          </table:table-cell>
          <table:table-cell office:value-type="string" calcext:value-type="string">
            <text:p>01780 704167</text:p>
          </table:table-cell>
          <table:table-cell table:formula="of:=COM.MICROSOFT.CONCAT([.B80];&quot;.&quot;;[.C80];&quot;@academic.ac.uk&quot;)" office:value-type="string" office:string-value="Wendy.Harris@academic.ac.uk" calcext:value-type="string">
            <text:p>Wendy.Harris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18183" calcext:value-type="float">
            <text:p>1000718183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Hay</text:p>
          </table:table-cell>
          <table:table-cell office:value-type="string" calcext:value-type="string">
            <text:p>80 Morecamb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ishop Auckland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4 6NG</text:p>
          </table:table-cell>
          <table:table-cell office:value-type="string" calcext:value-type="string">
            <text:p>01355 192668</text:p>
          </table:table-cell>
          <table:table-cell table:formula="of:=COM.MICROSOFT.CONCAT([.B81];&quot;.&quot;;[.C81];&quot;@academic.ac.uk&quot;)" office:value-type="string" office:string-value="Steven.Hay@academic.ac.uk" calcext:value-type="string">
            <text:p>Steven.Hay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11972" calcext:value-type="float">
            <text:p>1000411972</text:p>
          </table:table-cell>
          <table:table-cell office:value-type="string" calcext:value-type="string">
            <text:p>Phyllis</text:p>
          </table:table-cell>
          <table:table-cell office:value-type="string" calcext:value-type="string">
            <text:p>Heath</text:p>
          </table:table-cell>
          <table:table-cell office:value-type="string" calcext:value-type="string">
            <text:p>7866 Renshaw St #28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lmouth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1 4QQ</text:p>
          </table:table-cell>
          <table:table-cell office:value-type="string" calcext:value-type="string">
            <text:p>01823 526645</text:p>
          </table:table-cell>
          <table:table-cell table:formula="of:=COM.MICROSOFT.CONCAT([.B82];&quot;.&quot;;[.C82];&quot;@academic.ac.uk&quot;)" office:value-type="string" office:string-value="Phyllis.Heath@academic.ac.uk" calcext:value-type="string">
            <text:p>Phyllis.Heath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85203" calcext:value-type="float">
            <text:p>1000485203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658 Lak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lmesbury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SN16 0XZ</text:p>
          </table:table-cell>
          <table:table-cell office:value-type="string" calcext:value-type="string">
            <text:p>01777 469402</text:p>
          </table:table-cell>
          <table:table-cell table:formula="of:=COM.MICROSOFT.CONCAT([.B83];&quot;.&quot;;[.C83];&quot;@academic.ac.uk&quot;)" office:value-type="string" office:string-value="Stephanie.Hill@academic.ac.uk" calcext:value-type="string">
            <text:p>Stephanie.Hill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41624" calcext:value-type="float">
            <text:p>1000141624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5382 Redfer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 End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W1J 0QH</text:p>
          </table:table-cell>
          <table:table-cell office:value-type="string" calcext:value-type="string">
            <text:p>01961 642757</text:p>
          </table:table-cell>
          <table:table-cell table:formula="of:=COM.MICROSOFT.CONCAT([.B84];&quot;.&quot;;[.C84];&quot;@academic.ac.uk&quot;)" office:value-type="string" office:string-value="Jennifer.Hill@academic.ac.uk" calcext:value-type="string">
            <text:p>Jennifer.Hill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06503" calcext:value-type="float">
            <text:p>1000406503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Hobbs</text:p>
          </table:table-cell>
          <table:table-cell office:value-type="string" calcext:value-type="string">
            <text:p>45 Bidder St #3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wn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EN1 3HT</text:p>
          </table:table-cell>
          <table:table-cell office:value-type="string" calcext:value-type="string">
            <text:p>01367 136951</text:p>
          </table:table-cell>
          <table:table-cell table:formula="of:=COM.MICROSOFT.CONCAT([.B85];&quot;.&quot;;[.C85];&quot;@academic.ac.uk&quot;)" office:value-type="string" office:string-value="Charlotte.Hobbs@academic.ac.uk" calcext:value-type="string">
            <text:p>Charlotte.Hobbs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25449" calcext:value-type="float">
            <text:p>1000125449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Hodgson</text:p>
          </table:table-cell>
          <table:table-cell office:value-type="string" calcext:value-type="string">
            <text:p>6766 Britton St #3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ompton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BL1 3EX</text:p>
          </table:table-cell>
          <table:table-cell office:value-type="string" calcext:value-type="string">
            <text:p>01912 749219</text:p>
          </table:table-cell>
          <table:table-cell table:formula="of:=COM.MICROSOFT.CONCAT([.B86];&quot;.&quot;;[.C86];&quot;@academic.ac.uk&quot;)" office:value-type="string" office:string-value="Elizabeth.Hodgson@academic.ac.uk" calcext:value-type="string">
            <text:p>Elizabeth.Hodgso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66484" calcext:value-type="float">
            <text:p>1000966484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Holder</text:p>
          </table:table-cell>
          <table:table-cell office:value-type="string" calcext:value-type="string">
            <text:p>7 Lear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oud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GU32 3PQ</text:p>
          </table:table-cell>
          <table:table-cell office:value-type="string" calcext:value-type="string">
            <text:p>01779 720349</text:p>
          </table:table-cell>
          <table:table-cell table:formula="of:=COM.MICROSOFT.CONCAT([.B87];&quot;.&quot;;[.C87];&quot;@academic.ac.uk&quot;)" office:value-type="string" office:string-value="Allison.Holder@academic.ac.uk" calcext:value-type="string">
            <text:p>Allison.Holder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67711" calcext:value-type="float">
            <text:p>100066771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2577 Toxteth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verton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6 7UN</text:p>
          </table:table-cell>
          <table:table-cell office:value-type="string" calcext:value-type="string">
            <text:p>01527 579687</text:p>
          </table:table-cell>
          <table:table-cell table:formula="of:=COM.MICROSOFT.CONCAT([.B88];&quot;.&quot;;[.C88];&quot;@academic.ac.uk&quot;)" office:value-type="string" office:string-value="Steven.Holmes@academic.ac.uk" calcext:value-type="string">
            <text:p>Steven.Holmes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79669" calcext:value-type="float">
            <text:p>1000479669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Hopkins</text:p>
          </table:table-cell>
          <table:table-cell office:value-type="string" calcext:value-type="string">
            <text:p>761 Cockerell St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dway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DE11 0HE</text:p>
          </table:table-cell>
          <table:table-cell office:value-type="string" calcext:value-type="string">
            <text:p>01927 790069</text:p>
          </table:table-cell>
          <table:table-cell table:formula="of:=COM.MICROSOFT.CONCAT([.B89];&quot;.&quot;;[.C89];&quot;@academic.ac.uk&quot;)" office:value-type="string" office:string-value="Joy.Hopkins@academic.ac.uk" calcext:value-type="string">
            <text:p>Joy.Hopkins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56714" calcext:value-type="float">
            <text:p>1000756714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Horner</text:p>
          </table:table-cell>
          <table:table-cell office:value-type="string" calcext:value-type="string">
            <text:p>9 Cypres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shington East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38 9AQ</text:p>
          </table:table-cell>
          <table:table-cell office:value-type="string" calcext:value-type="string">
            <text:p>01753 784273</text:p>
          </table:table-cell>
          <table:table-cell table:formula="of:=COM.MICROSOFT.CONCAT([.B90];&quot;.&quot;;[.C90];&quot;@academic.ac.uk&quot;)" office:value-type="string" office:string-value="Derek.Horner@academic.ac.uk" calcext:value-type="string">
            <text:p>Derek.Horner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55128" calcext:value-type="float">
            <text:p>1000255128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6 Romill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lkergate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6 4YH</text:p>
          </table:table-cell>
          <table:table-cell office:value-type="string" calcext:value-type="string">
            <text:p>01312 233253</text:p>
          </table:table-cell>
          <table:table-cell table:formula="of:=COM.MICROSOFT.CONCAT([.B91];&quot;.&quot;;[.C91];&quot;@academic.ac.uk&quot;)" office:value-type="string" office:string-value="Johanna.Hugo@academic.ac.uk" calcext:value-type="string">
            <text:p>Johanna.Hugo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81347" calcext:value-type="float">
            <text:p>1000581347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Hutchinson</text:p>
          </table:table-cell>
          <table:table-cell office:value-type="string" calcext:value-type="string">
            <text:p>51 St Anne St #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atfield Mortimer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7 3RA</text:p>
          </table:table-cell>
          <table:table-cell office:value-type="string" calcext:value-type="string">
            <text:p>01241 273991</text:p>
          </table:table-cell>
          <table:table-cell table:formula="of:=COM.MICROSOFT.CONCAT([.B92];&quot;.&quot;;[.C92];&quot;@academic.ac.uk&quot;)" office:value-type="string" office:string-value="Gary.Hutchinson@academic.ac.uk" calcext:value-type="string">
            <text:p>Gary.Hutchinson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49197" calcext:value-type="float">
            <text:p>1000649197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Jarvis</text:p>
          </table:table-cell>
          <table:table-cell office:value-type="string" calcext:value-type="string">
            <text:p>823 Idri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lston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16 5LG</text:p>
          </table:table-cell>
          <table:table-cell office:value-type="string" calcext:value-type="string">
            <text:p>01898 134749</text:p>
          </table:table-cell>
          <table:table-cell table:formula="of:=COM.MICROSOFT.CONCAT([.B93];&quot;.&quot;;[.C93];&quot;@academic.ac.uk&quot;)" office:value-type="string" office:string-value="Christopher.Jarvis@academic.ac.uk" calcext:value-type="string">
            <text:p>Christopher.Jarvis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36481" calcext:value-type="float">
            <text:p>1000536481</text:p>
          </table:table-cell>
          <table:table-cell office:value-type="string" calcext:value-type="string">
            <text:p>Penelope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8764 Nickleby St #87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ovan Ward</text:p>
          </table:table-cell>
          <table:table-cell office:value-type="string" calcext:value-type="string">
            <text:p>Glasgow City</text:p>
          </table:table-cell>
          <table:table-cell office:value-type="string" calcext:value-type="string">
            <text:p>G51 1BQ</text:p>
          </table:table-cell>
          <table:table-cell office:value-type="string" calcext:value-type="string">
            <text:p>01478 110943</text:p>
          </table:table-cell>
          <table:table-cell table:formula="of:=COM.MICROSOFT.CONCAT([.B94];&quot;.&quot;;[.C94];&quot;@academic.ac.uk&quot;)" office:value-type="string" office:string-value="Penelope.Jones@academic.ac.uk" calcext:value-type="string">
            <text:p>Penelope.Jones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35846" calcext:value-type="float">
            <text:p>1000435846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Kearney</text:p>
          </table:table-cell>
          <table:table-cell office:value-type="string" calcext:value-type="string">
            <text:p>5344 Bengel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llwall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E14 5DR</text:p>
          </table:table-cell>
          <table:table-cell office:value-type="string" calcext:value-type="string">
            <text:p>01402 733903</text:p>
          </table:table-cell>
          <table:table-cell table:formula="of:=COM.MICROSOFT.CONCAT([.B95];&quot;.&quot;;[.C95];&quot;@academic.ac.uk&quot;)" office:value-type="string" office:string-value="Maria.Kearney@academic.ac.uk" calcext:value-type="string">
            <text:p>Maria.Kearney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13660" calcext:value-type="float">
            <text:p>1000213660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8880 Great Howard St #77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fton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29 7WD</text:p>
          </table:table-cell>
          <table:table-cell office:value-type="string" calcext:value-type="string">
            <text:p>01358 446391</text:p>
          </table:table-cell>
          <table:table-cell table:formula="of:=COM.MICROSOFT.CONCAT([.B96];&quot;.&quot;;[.C96];&quot;@academic.ac.uk&quot;)" office:value-type="string" office:string-value="Mary.Kelly@academic.ac.uk" calcext:value-type="string">
            <text:p>Mary.Kelly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34960" calcext:value-type="float">
            <text:p>1000834960</text:p>
          </table:table-cell>
          <table:table-cell office:value-type="string" calcext:value-type="string">
            <text:p>Kaleem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9 Oakleig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ncing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BN15 9BN</text:p>
          </table:table-cell>
          <table:table-cell office:value-type="string" calcext:value-type="string">
            <text:p>01448 211489</text:p>
          </table:table-cell>
          <table:table-cell table:formula="of:=COM.MICROSOFT.CONCAT([.B97];&quot;.&quot;;[.C97];&quot;@academic.ac.uk&quot;)" office:value-type="string" office:string-value="Kaleem.Khan@academic.ac.uk" calcext:value-type="string">
            <text:p>Kaleem.Khan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95228" calcext:value-type="float">
            <text:p>1000695228</text:p>
          </table:table-cell>
          <table:table-cell office:value-type="string" calcext:value-type="string">
            <text:p>Shakiel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83 Denbigh St Boot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Gluvias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3 7AZ</text:p>
          </table:table-cell>
          <table:table-cell office:value-type="string" calcext:value-type="string">
            <text:p>01462 474800</text:p>
          </table:table-cell>
          <table:table-cell table:formula="of:=COM.MICROSOFT.CONCAT([.B98];&quot;.&quot;;[.C98];&quot;@academic.ac.uk&quot;)" office:value-type="string" office:string-value="Shakiel.Khan@academic.ac.uk" calcext:value-type="string">
            <text:p>Shakiel.Khan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13473" calcext:value-type="float">
            <text:p>1000413473</text:p>
          </table:table-cell>
          <table:table-cell office:value-type="string" calcext:value-type="string">
            <text:p>Zaibunisa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30 Augh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ilton</text:p>
          </table:table-cell>
          <table:table-cell office:value-type="string" calcext:value-type="string">
            <text:p>Aberdeenshire</text:p>
          </table:table-cell>
          <table:table-cell office:value-type="string" calcext:value-type="string">
            <text:p>AB24 2RR</text:p>
          </table:table-cell>
          <table:table-cell office:value-type="string" calcext:value-type="string">
            <text:p>01240 600327</text:p>
          </table:table-cell>
          <table:table-cell table:formula="of:=COM.MICROSOFT.CONCAT([.B99];&quot;.&quot;;[.C99];&quot;@academic.ac.uk&quot;)" office:value-type="string" office:string-value="Zaibunisa.Khan@academic.ac.uk" calcext:value-type="string">
            <text:p>Zaibunisa.Khan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40152" calcext:value-type="float">
            <text:p>1000240152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260 Sax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oklands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33 4BP</text:p>
          </table:table-cell>
          <table:table-cell office:value-type="string" calcext:value-type="string">
            <text:p>01537 525550</text:p>
          </table:table-cell>
          <table:table-cell table:formula="of:=COM.MICROSOFT.CONCAT([.B100];&quot;.&quot;;[.C100];&quot;@academic.ac.uk&quot;)" office:value-type="string" office:string-value="Susan.Kitchen@academic.ac.uk" calcext:value-type="string">
            <text:p>Susan.Kitchen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74778" calcext:value-type="float">
            <text:p>1000674778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Knowles</text:p>
          </table:table-cell>
          <table:table-cell office:value-type="string" calcext:value-type="string">
            <text:p>3 Pyrami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ccleston Ward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WA10 3BW</text:p>
          </table:table-cell>
          <table:table-cell office:value-type="string" calcext:value-type="string">
            <text:p>01546 942059</text:p>
          </table:table-cell>
          <table:table-cell table:formula="of:=COM.MICROSOFT.CONCAT([.B101];&quot;.&quot;;[.C101];&quot;@academic.ac.uk&quot;)" office:value-type="string" office:string-value="Kate.Knowles@academic.ac.uk" calcext:value-type="string">
            <text:p>Kate.Knowles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54108" calcext:value-type="float">
            <text:p>1000554108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37 Langham St #94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Georges Hill Ward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KT13 0AZ</text:p>
          </table:table-cell>
          <table:table-cell office:value-type="string" calcext:value-type="string">
            <text:p>01704 508066</text:p>
          </table:table-cell>
          <table:table-cell table:formula="of:=COM.MICROSOFT.CONCAT([.B102];&quot;.&quot;;[.C102];&quot;@academic.ac.uk&quot;)" office:value-type="string" office:string-value="Gary.Lever@academic.ac.uk" calcext:value-type="string">
            <text:p>Gary.Lever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70594" calcext:value-type="float">
            <text:p>100067059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94 Villar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uncells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EX23 9LG</text:p>
          </table:table-cell>
          <table:table-cell office:value-type="string" calcext:value-type="string">
            <text:p>01560 328739</text:p>
          </table:table-cell>
          <table:table-cell table:formula="of:=COM.MICROSOFT.CONCAT([.B103];&quot;.&quot;;[.C103];&quot;@academic.ac.uk&quot;)" office:value-type="string" office:string-value="David.Lewis@academic.ac.uk" calcext:value-type="string">
            <text:p>David.Lewis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54871" calcext:value-type="float">
            <text:p>1000654871</text:p>
          </table:table-cell>
          <table:table-cell office:value-type="string" calcext:value-type="string">
            <text:p>Gaye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73 Hawk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nfrew South &amp; Gallowhill War</text:p>
          </table:table-cell>
          <table:table-cell office:value-type="string" calcext:value-type="string">
            <text:p>Dunbartonshire</text:p>
          </table:table-cell>
          <table:table-cell office:value-type="string" calcext:value-type="string">
            <text:p>G52 4YG</text:p>
          </table:table-cell>
          <table:table-cell office:value-type="string" calcext:value-type="string">
            <text:p>01860 191930</text:p>
          </table:table-cell>
          <table:table-cell table:formula="of:=COM.MICROSOFT.CONCAT([.B104];&quot;.&quot;;[.C104];&quot;@academic.ac.uk&quot;)" office:value-type="string" office:string-value="Gaye.Lord@academic.ac.uk" calcext:value-type="string">
            <text:p>Gaye.Lord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12260" calcext:value-type="float">
            <text:p>1000412260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Lovett</text:p>
          </table:table-cell>
          <table:table-cell office:value-type="string" calcext:value-type="string">
            <text:p>123 Sussex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stley Bridge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BL1 6PY</text:p>
          </table:table-cell>
          <table:table-cell office:value-type="string" calcext:value-type="string">
            <text:p>01457 837447</text:p>
          </table:table-cell>
          <table:table-cell table:formula="of:=COM.MICROSOFT.CONCAT([.B105];&quot;.&quot;;[.C105];&quot;@academic.ac.uk&quot;)" office:value-type="string" office:string-value="Brett.Lovett@academic.ac.uk" calcext:value-type="string">
            <text:p>Brett.Lovett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49786" calcext:value-type="float">
            <text:p>10009497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Lynch</text:p>
          </table:table-cell>
          <table:table-cell office:value-type="string" calcext:value-type="string">
            <text:p>484 Barr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iney Row Ward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H4 7RG</text:p>
          </table:table-cell>
          <table:table-cell office:value-type="string" calcext:value-type="string">
            <text:p>01931 620849</text:p>
          </table:table-cell>
          <table:table-cell table:formula="of:=COM.MICROSOFT.CONCAT([.B106];&quot;.&quot;;[.C106];&quot;@academic.ac.uk&quot;)" office:value-type="string" office:string-value="John.Lynch@academic.ac.uk" calcext:value-type="string">
            <text:p>John.Lynch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18796" calcext:value-type="float">
            <text:p>1000418796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Malone</text:p>
          </table:table-cell>
          <table:table-cell office:value-type="string" calcext:value-type="string">
            <text:p>7033 Micawb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intree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NR20 5NQ</text:p>
          </table:table-cell>
          <table:table-cell office:value-type="string" calcext:value-type="string">
            <text:p>01337 695353</text:p>
          </table:table-cell>
          <table:table-cell table:formula="of:=COM.MICROSOFT.CONCAT([.B107];&quot;.&quot;;[.C107];&quot;@academic.ac.uk&quot;)" office:value-type="string" office:string-value="Peter.Malone@academic.ac.uk" calcext:value-type="string">
            <text:p>Peter.Malone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17121" calcext:value-type="float">
            <text:p>1000117121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33 Vipo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oodhall Farm Ward</text:p>
          </table:table-cell>
          <table:table-cell office:value-type="string" calcext:value-type="string">
            <text:p>Hertfordshire</text:p>
          </table:table-cell>
          <table:table-cell office:value-type="string" calcext:value-type="string">
            <text:p>HP2 7JP</text:p>
          </table:table-cell>
          <table:table-cell office:value-type="string" calcext:value-type="string">
            <text:p>01413 348876</text:p>
          </table:table-cell>
          <table:table-cell table:formula="of:=COM.MICROSOFT.CONCAT([.B108];&quot;.&quot;;[.C108];&quot;@academic.ac.uk&quot;)" office:value-type="string" office:string-value="Trevor.Mansfield@academic.ac.uk" calcext:value-type="string">
            <text:p>Trevor.Mansfield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30757" calcext:value-type="float">
            <text:p>1000730757</text:p>
          </table:table-cell>
          <table:table-cell office:value-type="string" calcext:value-type="string">
            <text:p>Annabel</text:p>
          </table:table-cell>
          <table:table-cell office:value-type="string" calcext:value-type="string">
            <text:p>Marsh</text:p>
          </table:table-cell>
          <table:table-cell office:value-type="string" calcext:value-type="string">
            <text:p>85 Hero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anhope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3 2TZ</text:p>
          </table:table-cell>
          <table:table-cell office:value-type="string" calcext:value-type="string">
            <text:p>01632 887825</text:p>
          </table:table-cell>
          <table:table-cell table:formula="of:=COM.MICROSOFT.CONCAT([.B109];&quot;.&quot;;[.C109];&quot;@academic.ac.uk&quot;)" office:value-type="string" office:string-value="Annabel.Marsh@academic.ac.uk" calcext:value-type="string">
            <text:p>Annabel.Marsh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77086" calcext:value-type="float">
            <text:p>1000377086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77 Reading St #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h Tawton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EX20 2TR</text:p>
          </table:table-cell>
          <table:table-cell office:value-type="string" calcext:value-type="string">
            <text:p>01235 173362</text:p>
          </table:table-cell>
          <table:table-cell table:formula="of:=COM.MICROSOFT.CONCAT([.B110];&quot;.&quot;;[.C110];&quot;@academic.ac.uk&quot;)" office:value-type="string" office:string-value="Catherine.Marshall@academic.ac.uk" calcext:value-type="string">
            <text:p>Catherine.Marshall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05685" calcext:value-type="float">
            <text:p>1000705685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Matthews</text:p>
          </table:table-cell>
          <table:table-cell office:value-type="string" calcext:value-type="string">
            <text:p>274 Altcar Av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tterick</text:p>
          </table:table-cell>
          <table:table-cell office:value-type="string" calcext:value-type="string">
            <text:p>North Yorkshire</text:p>
          </table:table-cell>
          <table:table-cell office:value-type="string" calcext:value-type="string">
            <text:p>DL10 7NU</text:p>
          </table:table-cell>
          <table:table-cell office:value-type="string" calcext:value-type="string">
            <text:p>01555 550015</text:p>
          </table:table-cell>
          <table:table-cell table:formula="of:=COM.MICROSOFT.CONCAT([.B111];&quot;.&quot;;[.C111];&quot;@academic.ac.uk&quot;)" office:value-type="string" office:string-value="Emma.Matthews@academic.ac.uk" calcext:value-type="string">
            <text:p>Emma.Matthews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75999" calcext:value-type="float">
            <text:p>1000275999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Mayers</text:p>
          </table:table-cell>
          <table:table-cell office:value-type="string" calcext:value-type="string">
            <text:p>38 Avondale Rd #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lmersdon</text:p>
          </table:table-cell>
          <table:table-cell office:value-type="string" calcext:value-type="string">
            <text:p>Somerset</text:p>
          </table:table-cell>
          <table:table-cell office:value-type="string" calcext:value-type="string">
            <text:p>BA3 5SJ</text:p>
          </table:table-cell>
          <table:table-cell office:value-type="string" calcext:value-type="string">
            <text:p>01756 678490</text:p>
          </table:table-cell>
          <table:table-cell table:formula="of:=COM.MICROSOFT.CONCAT([.B112];&quot;.&quot;;[.C112];&quot;@academic.ac.uk&quot;)" office:value-type="string" office:string-value="Joyce.Mayers@academic.ac.uk" calcext:value-type="string">
            <text:p>Joyce.Mayers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32103" calcext:value-type="float">
            <text:p>1000532103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McCormick</text:p>
          </table:table-cell>
          <table:table-cell office:value-type="string" calcext:value-type="string">
            <text:p>4679 Curz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entral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5 0SJ</text:p>
          </table:table-cell>
          <table:table-cell office:value-type="string" calcext:value-type="string">
            <text:p>01354 864473</text:p>
          </table:table-cell>
          <table:table-cell table:formula="of:=COM.MICROSOFT.CONCAT([.B113];&quot;.&quot;;[.C113];&quot;@academic.ac.uk&quot;)" office:value-type="string" office:string-value="Joyce.McCormick@academic.ac.uk" calcext:value-type="string">
            <text:p>Joyce.McCormick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03544" calcext:value-type="float">
            <text:p>1000503544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13 Nels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lwood Ward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BS4 1HT</text:p>
          </table:table-cell>
          <table:table-cell office:value-type="string" calcext:value-type="string">
            <text:p>01676 780022</text:p>
          </table:table-cell>
          <table:table-cell table:formula="of:=COM.MICROSOFT.CONCAT([.B114];&quot;.&quot;;[.C114];&quot;@academic.ac.uk&quot;)" office:value-type="string" office:string-value="James.McDonald@academic.ac.uk" calcext:value-type="string">
            <text:p>James.McDonald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2690" calcext:value-type="float">
            <text:p>1000762690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McDowell</text:p>
          </table:table-cell>
          <table:table-cell office:value-type="string" calcext:value-type="string">
            <text:p>2546 Hunt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entral Buchan Ward</text:p>
          </table:table-cell>
          <table:table-cell office:value-type="string" calcext:value-type="string">
            <text:p>Aberdeenshire</text:p>
          </table:table-cell>
          <table:table-cell office:value-type="string" calcext:value-type="string">
            <text:p>AB53 6YD</text:p>
          </table:table-cell>
          <table:table-cell office:value-type="string" calcext:value-type="string">
            <text:p>01712 978062</text:p>
          </table:table-cell>
          <table:table-cell table:formula="of:=COM.MICROSOFT.CONCAT([.B115];&quot;.&quot;;[.C115];&quot;@academic.ac.uk&quot;)" office:value-type="string" office:string-value="Jenny.McDowell@academic.ac.uk" calcext:value-type="string">
            <text:p>Jenny.McDowell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63039" calcext:value-type="float">
            <text:p>1000263039</text:p>
          </table:table-cell>
          <table:table-cell office:value-type="string" calcext:value-type="string">
            <text:p>Conor</text:p>
          </table:table-cell>
          <table:table-cell office:value-type="string" calcext:value-type="string">
            <text:p>McGinn</text:p>
          </table:table-cell>
          <table:table-cell office:value-type="string" calcext:value-type="string">
            <text:p>77 Mason St #6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mallbridge and Firgrove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OL16 3AW</text:p>
          </table:table-cell>
          <table:table-cell office:value-type="string" calcext:value-type="string">
            <text:p>01224 605237</text:p>
          </table:table-cell>
          <table:table-cell table:formula="of:=COM.MICROSOFT.CONCAT([.B116];&quot;.&quot;;[.C116];&quot;@academic.ac.uk&quot;)" office:value-type="string" office:string-value="Conor.McGinn@academic.ac.uk" calcext:value-type="string">
            <text:p>Conor.McGinn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14736" calcext:value-type="float">
            <text:p>1000114736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McGuire</text:p>
          </table:table-cell>
          <table:table-cell office:value-type="string" calcext:value-type="string">
            <text:p>94 Wakefiel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venham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CO10 9PU</text:p>
          </table:table-cell>
          <table:table-cell office:value-type="string" calcext:value-type="string">
            <text:p>01378 234592</text:p>
          </table:table-cell>
          <table:table-cell table:formula="of:=COM.MICROSOFT.CONCAT([.B117];&quot;.&quot;;[.C117];&quot;@academic.ac.uk&quot;)" office:value-type="string" office:string-value="Paul.McGuire@academic.ac.uk" calcext:value-type="string">
            <text:p>Paul.McGuire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25239" calcext:value-type="float">
            <text:p>1000725239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McIntyre</text:p>
          </table:table-cell>
          <table:table-cell office:value-type="string" calcext:value-type="string">
            <text:p>529 Stalmine Rd #36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ffron Walden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B11 4DJ</text:p>
          </table:table-cell>
          <table:table-cell office:value-type="string" calcext:value-type="string">
            <text:p>01807 346103</text:p>
          </table:table-cell>
          <table:table-cell table:formula="of:=COM.MICROSOFT.CONCAT([.B118];&quot;.&quot;;[.C118];&quot;@academic.ac.uk&quot;)" office:value-type="string" office:string-value="Gail.McIntyre@academic.ac.uk" calcext:value-type="string">
            <text:p>Gail.McIntyre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52206" calcext:value-type="float">
            <text:p>1000552206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McKendrick</text:p>
          </table:table-cell>
          <table:table-cell office:value-type="string" calcext:value-type="string">
            <text:p>52 Morningside Rd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ilybebyll Community</text:p>
          </table:table-cell>
          <table:table-cell office:value-type="string" calcext:value-type="string">
            <text:p>Neath Port Talbot</text:p>
          </table:table-cell>
          <table:table-cell office:value-type="string" calcext:value-type="string">
            <text:p>SA8 3HE</text:p>
          </table:table-cell>
          <table:table-cell office:value-type="string" calcext:value-type="string">
            <text:p>01295 678319</text:p>
          </table:table-cell>
          <table:table-cell table:formula="of:=COM.MICROSOFT.CONCAT([.B119];&quot;.&quot;;[.C119];&quot;@academic.ac.uk&quot;)" office:value-type="string" office:string-value="Emma.McKendrick@academic.ac.uk" calcext:value-type="string">
            <text:p>Emma.McKendrick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07164" calcext:value-type="float">
            <text:p>1000807164</text:p>
          </table:table-cell>
          <table:table-cell office:value-type="string" calcext:value-type="string">
            <text:p>Rodger</text:p>
          </table:table-cell>
          <table:table-cell office:value-type="string" calcext:value-type="string">
            <text:p>McMillan</text:p>
          </table:table-cell>
          <table:table-cell office:value-type="string" calcext:value-type="string">
            <text:p>94 Eni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irchingto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CT7 9BG</text:p>
          </table:table-cell>
          <table:table-cell office:value-type="string" calcext:value-type="string">
            <text:p>01333 642646</text:p>
          </table:table-cell>
          <table:table-cell table:formula="of:=COM.MICROSOFT.CONCAT([.B120];&quot;.&quot;;[.C120];&quot;@academic.ac.uk&quot;)" office:value-type="string" office:string-value="Rodger.McMillan@academic.ac.uk" calcext:value-type="string">
            <text:p>Rodger.McMillan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40417" calcext:value-type="float">
            <text:p>100074041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661 Great Crossha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orth Ward</text:p>
          </table:table-cell>
          <table:table-cell office:value-type="string" calcext:value-type="string">
            <text:p>City of Edinburgh</text:p>
          </table:table-cell>
          <table:table-cell office:value-type="string" calcext:value-type="string">
            <text:p>EH5 2LR</text:p>
          </table:table-cell>
          <table:table-cell office:value-type="string" calcext:value-type="string">
            <text:p>01936 611490</text:p>
          </table:table-cell>
          <table:table-cell table:formula="of:=COM.MICROSOFT.CONCAT([.B121];&quot;.&quot;;[.C121];&quot;@academic.ac.uk&quot;)" office:value-type="string" office:string-value="Laura.Meier@academic.ac.uk" calcext:value-type="string">
            <text:p>Laura.Meier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07077" calcext:value-type="float">
            <text:p>1000707077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Melling</text:p>
          </table:table-cell>
          <table:table-cell office:value-type="string" calcext:value-type="string">
            <text:p>227 Albert Terr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lveder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DA17 6EF</text:p>
          </table:table-cell>
          <table:table-cell office:value-type="string" calcext:value-type="string">
            <text:p>01536 639256</text:p>
          </table:table-cell>
          <table:table-cell table:formula="of:=COM.MICROSOFT.CONCAT([.B122];&quot;.&quot;;[.C122];&quot;@academic.ac.uk&quot;)" office:value-type="string" office:string-value="Andrew.Melling@academic.ac.uk" calcext:value-type="string">
            <text:p>Andrew.Melling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99933" calcext:value-type="float">
            <text:p>1000899933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464 Back Nile St #6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cton Central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W3 6QJ</text:p>
          </table:table-cell>
          <table:table-cell office:value-type="string" calcext:value-type="string">
            <text:p>01728 100333</text:p>
          </table:table-cell>
          <table:table-cell table:formula="of:=COM.MICROSOFT.CONCAT([.B123];&quot;.&quot;;[.C123];&quot;@academic.ac.uk&quot;)" office:value-type="string" office:string-value="Phillip.Miller@academic.ac.uk" calcext:value-type="string">
            <text:p>Phillip.Miller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39312" calcext:value-type="float">
            <text:p>10007393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illington</text:p>
          </table:table-cell>
          <table:table-cell office:value-type="string" calcext:value-type="string">
            <text:p>42 Eastwoo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lton Ward</text:p>
          </table:table-cell>
          <table:table-cell office:value-type="string" calcext:value-type="string">
            <text:p>Cambridgeshire</text:p>
          </table:table-cell>
          <table:table-cell office:value-type="string" calcext:value-type="string">
            <text:p>PE4 6HB</text:p>
          </table:table-cell>
          <table:table-cell office:value-type="string" calcext:value-type="string">
            <text:p>01996 854517</text:p>
          </table:table-cell>
          <table:table-cell table:formula="of:=COM.MICROSOFT.CONCAT([.B124];&quot;.&quot;;[.C124];&quot;@academic.ac.uk&quot;)" office:value-type="string" office:string-value="John.Millington@academic.ac.uk" calcext:value-type="string">
            <text:p>John.Millington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08773" calcext:value-type="float">
            <text:p>1000108773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2877 Grai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versham Ward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4 5DE</text:p>
          </table:table-cell>
          <table:table-cell office:value-type="string" calcext:value-type="string">
            <text:p>01773 139510</text:p>
          </table:table-cell>
          <table:table-cell table:formula="of:=COM.MICROSOFT.CONCAT([.B125];&quot;.&quot;;[.C125];&quot;@academic.ac.uk&quot;)" office:value-type="string" office:string-value="Nicholas.Mills@academic.ac.uk" calcext:value-type="string">
            <text:p>Nicholas.Mills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27307" calcext:value-type="float">
            <text:p>1000427307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Milne</text:p>
          </table:table-cell>
          <table:table-cell office:value-type="string" calcext:value-type="string">
            <text:p>13 Stockdale St #7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ingdon on Thames</text:p>
          </table:table-cell>
          <table:table-cell office:value-type="string" calcext:value-type="string">
            <text:p>Oxfordshire</text:p>
          </table:table-cell>
          <table:table-cell office:value-type="string" calcext:value-type="string">
            <text:p>OX14 5QH</text:p>
          </table:table-cell>
          <table:table-cell office:value-type="string" calcext:value-type="string">
            <text:p>01763 475078</text:p>
          </table:table-cell>
          <table:table-cell table:formula="of:=COM.MICROSOFT.CONCAT([.B126];&quot;.&quot;;[.C126];&quot;@academic.ac.uk&quot;)" office:value-type="string" office:string-value="Samantha.Milne@academic.ac.uk" calcext:value-type="string">
            <text:p>Samantha.Milne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25208" calcext:value-type="float">
            <text:p>1000725208</text:p>
          </table:table-cell>
          <table:table-cell office:value-type="string" calcext:value-type="string">
            <text:p>Ishtiaq</text:p>
          </table:table-cell>
          <table:table-cell office:value-type="string" calcext:value-type="string">
            <text:p>Mohammad</text:p>
          </table:table-cell>
          <table:table-cell office:value-type="string" calcext:value-type="string">
            <text:p>9 Cropp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hgate Ward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RH10 1YJ</text:p>
          </table:table-cell>
          <table:table-cell office:value-type="string" calcext:value-type="string">
            <text:p>01582 839217</text:p>
          </table:table-cell>
          <table:table-cell table:formula="of:=COM.MICROSOFT.CONCAT([.B127];&quot;.&quot;;[.C127];&quot;@academic.ac.uk&quot;)" office:value-type="string" office:string-value="Ishtiaq.Mohammad@academic.ac.uk" calcext:value-type="string">
            <text:p>Ishtiaq.Mohammad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18326" calcext:value-type="float">
            <text:p>1000118326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3 Gaske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ynemouth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30 2NB</text:p>
          </table:table-cell>
          <table:table-cell office:value-type="string" calcext:value-type="string">
            <text:p>01210 926114</text:p>
          </table:table-cell>
          <table:table-cell table:formula="of:=COM.MICROSOFT.CONCAT([.B128];&quot;.&quot;;[.C128];&quot;@academic.ac.uk&quot;)" office:value-type="string" office:string-value="Lucy.Morris@academic.ac.uk" calcext:value-type="string">
            <text:p>Lucy.Morris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36362" calcext:value-type="float">
            <text:p>1000736362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Moss</text:p>
          </table:table-cell>
          <table:table-cell office:value-type="string" calcext:value-type="string">
            <text:p>5221 Roys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ccleshall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ST21 6GA</text:p>
          </table:table-cell>
          <table:table-cell office:value-type="string" calcext:value-type="string">
            <text:p>01912 146880</text:p>
          </table:table-cell>
          <table:table-cell table:formula="of:=COM.MICROSOFT.CONCAT([.B129];&quot;.&quot;;[.C129];&quot;@academic.ac.uk&quot;)" office:value-type="string" office:string-value="Jeremy.Moss@academic.ac.uk" calcext:value-type="string">
            <text:p>Jeremy.Moss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43355" calcext:value-type="float">
            <text:p>100024335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Moulton</text:p>
          </table:table-cell>
          <table:table-cell office:value-type="string" calcext:value-type="string">
            <text:p>83 St Johns Lane #4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nlithgow Ward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49 7LS</text:p>
          </table:table-cell>
          <table:table-cell office:value-type="string" calcext:value-type="string">
            <text:p>01515 360513</text:p>
          </table:table-cell>
          <table:table-cell table:formula="of:=COM.MICROSOFT.CONCAT([.B130];&quot;.&quot;;[.C130];&quot;@academic.ac.uk&quot;)" office:value-type="string" office:string-value="David.Moulton@academic.ac.uk" calcext:value-type="string">
            <text:p>David.Moulton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73203" calcext:value-type="float">
            <text:p>1000673203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603 Pall Ma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yton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FY3 8ND</text:p>
          </table:table-cell>
          <table:table-cell office:value-type="string" calcext:value-type="string">
            <text:p>01694 424205</text:p>
          </table:table-cell>
          <table:table-cell table:formula="of:=COM.MICROSOFT.CONCAT([.B131];&quot;.&quot;;[.C131];&quot;@academic.ac.uk&quot;)" office:value-type="string" office:string-value="Anthony.Murphy@academic.ac.uk" calcext:value-type="string">
            <text:p>Anthony.Murphy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52986" calcext:value-type="float">
            <text:p>1000852986</text:p>
          </table:table-cell>
          <table:table-cell office:value-type="string" calcext:value-type="string">
            <text:p>Carole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76 Dawber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lackheath Westcomb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E3 7JY</text:p>
          </table:table-cell>
          <table:table-cell office:value-type="string" calcext:value-type="string">
            <text:p>01939 738818</text:p>
          </table:table-cell>
          <table:table-cell table:formula="of:=COM.MICROSOFT.CONCAT([.B132];&quot;.&quot;;[.C132];&quot;@academic.ac.uk&quot;)" office:value-type="string" office:string-value="Carole.Murphy@academic.ac.uk" calcext:value-type="string">
            <text:p>Carole.Murphy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36050" calcext:value-type="float">
            <text:p>1000236050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Newman</text:p>
          </table:table-cell>
          <table:table-cell office:value-type="string" calcext:value-type="string">
            <text:p>3380 Alexand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ulsham and Central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M1 9QQ</text:p>
          </table:table-cell>
          <table:table-cell office:value-type="string" calcext:value-type="string">
            <text:p>01710 435506</text:p>
          </table:table-cell>
          <table:table-cell table:formula="of:=COM.MICROSOFT.CONCAT([.B133];&quot;.&quot;;[.C133];&quot;@academic.ac.uk&quot;)" office:value-type="string" office:string-value="Roger.Newman@academic.ac.uk" calcext:value-type="string">
            <text:p>Roger.Newman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82289" calcext:value-type="float">
            <text:p>10004822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Nicol</text:p>
          </table:table-cell>
          <table:table-cell office:value-type="string" calcext:value-type="string">
            <text:p>216 Lissant St #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at Dunmow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M6 1DQ</text:p>
          </table:table-cell>
          <table:table-cell office:value-type="string" calcext:value-type="string">
            <text:p>01712 248851</text:p>
          </table:table-cell>
          <table:table-cell table:formula="of:=COM.MICROSOFT.CONCAT([.B134];&quot;.&quot;;[.C134];&quot;@academic.ac.uk&quot;)" office:value-type="string" office:string-value="John.Nicol@academic.ac.uk" calcext:value-type="string">
            <text:p>John.Nicol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46345" calcext:value-type="float">
            <text:p>1000346345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Nolan</text:p>
          </table:table-cell>
          <table:table-cell office:value-type="string" calcext:value-type="string">
            <text:p>92 Phythian St #6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week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1 5RR</text:p>
          </table:table-cell>
          <table:table-cell office:value-type="string" calcext:value-type="string">
            <text:p>01245 353227</text:p>
          </table:table-cell>
          <table:table-cell table:formula="of:=COM.MICROSOFT.CONCAT([.B135];&quot;.&quot;;[.C135];&quot;@academic.ac.uk&quot;)" office:value-type="string" office:string-value="Sharon.Nolan@academic.ac.uk" calcext:value-type="string">
            <text:p>Sharon.Nolan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65106" calcext:value-type="float">
            <text:p>1000865106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O'Sullivan</text:p>
          </table:table-cell>
          <table:table-cell office:value-type="string" calcext:value-type="string">
            <text:p>792 Queens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etford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32 8LR</text:p>
          </table:table-cell>
          <table:table-cell office:value-type="string" calcext:value-type="string">
            <text:p>01526 145485</text:p>
          </table:table-cell>
          <table:table-cell table:formula="of:=COM.MICROSOFT.CONCAT([.B136];&quot;.&quot;;[.C136];&quot;@academic.ac.uk&quot;)" office:value-type="string" office:string-value="Michael.O'Sullivan@academic.ac.uk" calcext:value-type="string">
            <text:p>Michael.O'Sullivan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32580" calcext:value-type="float">
            <text:p>1000632580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Okoye</text:p>
          </table:table-cell>
          <table:table-cell office:value-type="string" calcext:value-type="string">
            <text:p>5196 Yor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rsett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17 8NS</text:p>
          </table:table-cell>
          <table:table-cell office:value-type="string" calcext:value-type="string">
            <text:p>01416 913482</text:p>
          </table:table-cell>
          <table:table-cell table:formula="of:=COM.MICROSOFT.CONCAT([.B137];&quot;.&quot;;[.C137];&quot;@academic.ac.uk&quot;)" office:value-type="string" office:string-value="Rita.Okoye@academic.ac.uk" calcext:value-type="string">
            <text:p>Rita.Okoye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94357" calcext:value-type="float">
            <text:p>1000194357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Orford</text:p>
          </table:table-cell>
          <table:table-cell office:value-type="string" calcext:value-type="string">
            <text:p>428 Kears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tton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35 7UA</text:p>
          </table:table-cell>
          <table:table-cell office:value-type="string" calcext:value-type="string">
            <text:p>01819 701096</text:p>
          </table:table-cell>
          <table:table-cell table:formula="of:=COM.MICROSOFT.CONCAT([.B138];&quot;.&quot;;[.C138];&quot;@academic.ac.uk&quot;)" office:value-type="string" office:string-value="Thomas.Orford@academic.ac.uk" calcext:value-type="string">
            <text:p>Thomas.Orford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75681" calcext:value-type="float">
            <text:p>1000275681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Orr</text:p>
          </table:table-cell>
          <table:table-cell office:value-type="string" calcext:value-type="string">
            <text:p>8 Chestnu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rowfo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9 6EW</text:p>
          </table:table-cell>
          <table:table-cell office:value-type="string" calcext:value-type="string">
            <text:p>01918 999052</text:p>
          </table:table-cell>
          <table:table-cell table:formula="of:=COM.MICROSOFT.CONCAT([.B139];&quot;.&quot;;[.C139];&quot;@academic.ac.uk&quot;)" office:value-type="string" office:string-value="Helen.Orr@academic.ac.uk" calcext:value-type="string">
            <text:p>Helen.Orr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23109" calcext:value-type="float">
            <text:p>1000523109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998 Roe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Northumberland</text:p>
          </table:table-cell>
          <table:table-cell office:value-type="string" calcext:value-type="string">
            <text:p>NE48 2BX</text:p>
          </table:table-cell>
          <table:table-cell office:value-type="string" calcext:value-type="string">
            <text:p>01954 363885</text:p>
          </table:table-cell>
          <table:table-cell table:formula="of:=COM.MICROSOFT.CONCAT([.B140];&quot;.&quot;;[.C140];&quot;@academic.ac.uk&quot;)" office:value-type="string" office:string-value="Mark.Owen@academic.ac.uk" calcext:value-type="string">
            <text:p>Mark.Owen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63881" calcext:value-type="float">
            <text:p>1000563881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Panter</text:p>
          </table:table-cell>
          <table:table-cell office:value-type="string" calcext:value-type="string">
            <text:p>3 Copenhage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orge St</text:p>
          </table:table-cell>
          <table:table-cell office:value-type="string" calcext:value-type="string">
            <text:p>Aberdeenshire</text:p>
          </table:table-cell>
          <table:table-cell office:value-type="string" calcext:value-type="string">
            <text:p>AB25 3UZ</text:p>
          </table:table-cell>
          <table:table-cell office:value-type="string" calcext:value-type="string">
            <text:p>01857 518738</text:p>
          </table:table-cell>
          <table:table-cell table:formula="of:=COM.MICROSOFT.CONCAT([.B141];&quot;.&quot;;[.C141];&quot;@academic.ac.uk&quot;)" office:value-type="string" office:string-value="Ian.Panter@academic.ac.uk" calcext:value-type="string">
            <text:p>Ian.Panter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81462" calcext:value-type="float">
            <text:p>1000981462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293 Vivi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 Jesmond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2 1EY</text:p>
          </table:table-cell>
          <table:table-cell office:value-type="string" calcext:value-type="string">
            <text:p>01555 702650</text:p>
          </table:table-cell>
          <table:table-cell table:formula="of:=COM.MICROSOFT.CONCAT([.B142];&quot;.&quot;;[.C142];&quot;@academic.ac.uk&quot;)" office:value-type="string" office:string-value="Alison.Parker@academic.ac.uk" calcext:value-type="string">
            <text:p>Alison.Parker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48583" calcext:value-type="float">
            <text:p>1000748583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Parrack</text:p>
          </table:table-cell>
          <table:table-cell office:value-type="string" calcext:value-type="string">
            <text:p>8 Barlow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low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18 7TH</text:p>
          </table:table-cell>
          <table:table-cell office:value-type="string" calcext:value-type="string">
            <text:p>01731 825958</text:p>
          </table:table-cell>
          <table:table-cell table:formula="of:=COM.MICROSOFT.CONCAT([.B143];&quot;.&quot;;[.C143];&quot;@academic.ac.uk&quot;)" office:value-type="string" office:string-value="Linda.Parrack@academic.ac.uk" calcext:value-type="string">
            <text:p>Linda.Parrack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34386" calcext:value-type="float">
            <text:p>1000834386</text:p>
          </table:table-cell>
          <table:table-cell office:value-type="string" calcext:value-type="string">
            <text:p>Poonam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5 Shakspeare St #6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Johns Ward</text:p>
          </table:table-cell>
          <table:table-cell office:value-type="string" calcext:value-type="string">
            <text:p>Hereford and Worcester</text:p>
          </table:table-cell>
          <table:table-cell office:value-type="string" calcext:value-type="string">
            <text:p>B61 8HD</text:p>
          </table:table-cell>
          <table:table-cell office:value-type="string" calcext:value-type="string">
            <text:p>01225 180983</text:p>
          </table:table-cell>
          <table:table-cell table:formula="of:=COM.MICROSOFT.CONCAT([.B144];&quot;.&quot;;[.C144];&quot;@academic.ac.uk&quot;)" office:value-type="string" office:string-value="Poonam.Patel@academic.ac.uk" calcext:value-type="string">
            <text:p>Poonam.Patel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0092" calcext:value-type="float">
            <text:p>1000440092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arce</text:p>
          </table:table-cell>
          <table:table-cell office:value-type="string" calcext:value-type="string">
            <text:p>7 Carolin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dmin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31 1QF</text:p>
          </table:table-cell>
          <table:table-cell office:value-type="string" calcext:value-type="string">
            <text:p>01345 878334</text:p>
          </table:table-cell>
          <table:table-cell table:formula="of:=COM.MICROSOFT.CONCAT([.B145];&quot;.&quot;;[.C145];&quot;@academic.ac.uk&quot;)" office:value-type="string" office:string-value="Michael.Pearce@academic.ac.uk" calcext:value-type="string">
            <text:p>Michael.Pearce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97646" calcext:value-type="float">
            <text:p>1000797646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Phipps</text:p>
          </table:table-cell>
          <table:table-cell office:value-type="string" calcext:value-type="string">
            <text:p>52 Trowbrid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nightsbridge and Belgravia Wa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1X 9HB</text:p>
          </table:table-cell>
          <table:table-cell office:value-type="string" calcext:value-type="string">
            <text:p>01257 461104</text:p>
          </table:table-cell>
          <table:table-cell table:formula="of:=COM.MICROSOFT.CONCAT([.B146];&quot;.&quot;;[.C146];&quot;@academic.ac.uk&quot;)" office:value-type="string" office:string-value="Derek.Phipps@academic.ac.uk" calcext:value-type="string">
            <text:p>Derek.Phipps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77369" calcext:value-type="float">
            <text:p>1000277369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Pickles</text:p>
          </table:table-cell>
          <table:table-cell office:value-type="string" calcext:value-type="string">
            <text:p>25 Villa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lgin City South Ward</text:p>
          </table:table-cell>
          <table:table-cell office:value-type="string" calcext:value-type="string">
            <text:p>Moray</text:p>
          </table:table-cell>
          <table:table-cell office:value-type="string" calcext:value-type="string">
            <text:p>IV30 1SB</text:p>
          </table:table-cell>
          <table:table-cell office:value-type="string" calcext:value-type="string">
            <text:p>01500 649863</text:p>
          </table:table-cell>
          <table:table-cell table:formula="of:=COM.MICROSOFT.CONCAT([.B147];&quot;.&quot;;[.C147];&quot;@academic.ac.uk&quot;)" office:value-type="string" office:string-value="Elizabeth.Pickles@academic.ac.uk" calcext:value-type="string">
            <text:p>Elizabeth.Pickles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94186" calcext:value-type="float">
            <text:p>1000994186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Pike</text:p>
          </table:table-cell>
          <table:table-cell office:value-type="string" calcext:value-type="string">
            <text:p>4 Peach St #51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lstea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N14 7EF</text:p>
          </table:table-cell>
          <table:table-cell office:value-type="string" calcext:value-type="string">
            <text:p>01375 820236</text:p>
          </table:table-cell>
          <table:table-cell table:formula="of:=COM.MICROSOFT.CONCAT([.B148];&quot;.&quot;;[.C148];&quot;@academic.ac.uk&quot;)" office:value-type="string" office:string-value="Paul.Pike@academic.ac.uk" calcext:value-type="string">
            <text:p>Paul.Pike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83601" calcext:value-type="float">
            <text:p>1000783601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Piper</text:p>
          </table:table-cell>
          <table:table-cell office:value-type="string" calcext:value-type="string">
            <text:p>3614 Old Hall St #60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wley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SO45 2PT</text:p>
          </table:table-cell>
          <table:table-cell office:value-type="string" calcext:value-type="string">
            <text:p>01408 965643</text:p>
          </table:table-cell>
          <table:table-cell table:formula="of:=COM.MICROSOFT.CONCAT([.B149];&quot;.&quot;;[.C149];&quot;@academic.ac.uk&quot;)" office:value-type="string" office:string-value="Patricia.Piper@academic.ac.uk" calcext:value-type="string">
            <text:p>Patricia.Piper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1695" calcext:value-type="float">
            <text:p>1000761695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Ramsbottom</text:p>
          </table:table-cell>
          <table:table-cell office:value-type="string" calcext:value-type="string">
            <text:p>3768 Hey Gree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rtshill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10 0TH</text:p>
          </table:table-cell>
          <table:table-cell office:value-type="string" calcext:value-type="string">
            <text:p>01746 505364</text:p>
          </table:table-cell>
          <table:table-cell table:formula="of:=COM.MICROSOFT.CONCAT([.B150];&quot;.&quot;;[.C150];&quot;@academic.ac.uk&quot;)" office:value-type="string" office:string-value="Philip.Ramsbottom@academic.ac.uk" calcext:value-type="string">
            <text:p>Philip.Ramsbottom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38494" calcext:value-type="float">
            <text:p>1000138494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97 Newland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ensington and Fairfield Ward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6 9DU</text:p>
          </table:table-cell>
          <table:table-cell office:value-type="string" calcext:value-type="string">
            <text:p>01544 247601</text:p>
          </table:table-cell>
          <table:table-cell table:formula="of:=COM.MICROSOFT.CONCAT([.B151];&quot;.&quot;;[.C151];&quot;@academic.ac.uk&quot;)" office:value-type="string" office:string-value="Anne.Redmond@academic.ac.uk" calcext:value-type="string">
            <text:p>Anne.Redmond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55284" calcext:value-type="float">
            <text:p>1000655284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6226 Maitla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 Bromwich Central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0 6DR</text:p>
          </table:table-cell>
          <table:table-cell office:value-type="string" calcext:value-type="string">
            <text:p>01609 235350</text:p>
          </table:table-cell>
          <table:table-cell table:formula="of:=COM.MICROSOFT.CONCAT([.B152];&quot;.&quot;;[.C152];&quot;@academic.ac.uk&quot;)" office:value-type="string" office:string-value="Jamie.Reynolds@academic.ac.uk" calcext:value-type="string">
            <text:p>Jamie.Reynolds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91893" calcext:value-type="float">
            <text:p>1000391893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891 Crocu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wley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65 8EZ</text:p>
          </table:table-cell>
          <table:table-cell office:value-type="string" calcext:value-type="string">
            <text:p>01951 872658</text:p>
          </table:table-cell>
          <table:table-cell table:formula="of:=COM.MICROSOFT.CONCAT([.B153];&quot;.&quot;;[.C153];&quot;@academic.ac.uk&quot;)" office:value-type="string" office:string-value="Jeremy.Roberts@academic.ac.uk" calcext:value-type="string">
            <text:p>Jeremy.Roberts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56444" calcext:value-type="float">
            <text:p>1000656444</text:p>
          </table:table-cell>
          <table:table-cell office:value-type="string" calcext:value-type="string">
            <text:p>Garry</text:p>
          </table:table-cell>
          <table:table-cell office:value-type="string" calcext:value-type="string">
            <text:p>Robertson</text:p>
          </table:table-cell>
          <table:table-cell office:value-type="string" calcext:value-type="string">
            <text:p>1 Segrav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utton Trinity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5 6HJ</text:p>
          </table:table-cell>
          <table:table-cell office:value-type="string" calcext:value-type="string">
            <text:p>01858 162078</text:p>
          </table:table-cell>
          <table:table-cell table:formula="of:=COM.MICROSOFT.CONCAT([.B154];&quot;.&quot;;[.C154];&quot;@academic.ac.uk&quot;)" office:value-type="string" office:string-value="Garry.Robertson@academic.ac.uk" calcext:value-type="string">
            <text:p>Garry.Robertson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52853" calcext:value-type="float">
            <text:p>1000152853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666 Moor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epway South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15 8ST</text:p>
          </table:table-cell>
          <table:table-cell office:value-type="string" calcext:value-type="string">
            <text:p>01780 380120</text:p>
          </table:table-cell>
          <table:table-cell table:formula="of:=COM.MICROSOFT.CONCAT([.B155];&quot;.&quot;;[.C155];&quot;@academic.ac.uk&quot;)" office:value-type="string" office:string-value="Alan.Robinson@academic.ac.uk" calcext:value-type="string">
            <text:p>Alan.Robinson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81130" calcext:value-type="float">
            <text:p>1000381130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1554 Christoph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verton Ward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6 1BG</text:p>
          </table:table-cell>
          <table:table-cell office:value-type="string" calcext:value-type="string">
            <text:p>01976 784016</text:p>
          </table:table-cell>
          <table:table-cell table:formula="of:=COM.MICROSOFT.CONCAT([.B156];&quot;.&quot;;[.C156];&quot;@academic.ac.uk&quot;)" office:value-type="string" office:string-value="Edward.Rogers@academic.ac.uk" calcext:value-type="string">
            <text:p>Edward.Rogers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82259" calcext:value-type="float">
            <text:p>1000382259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Rollinson</text:p>
          </table:table-cell>
          <table:table-cell office:value-type="string" calcext:value-type="string">
            <text:p>55 Margaret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eaton Ward</text:p>
          </table:table-cell>
          <table:table-cell office:value-type="string" calcext:value-type="string">
            <text:p>Yorkshire, West</text:p>
          </table:table-cell>
          <table:table-cell office:value-type="string" calcext:value-type="string">
            <text:p>BD9 4DA</text:p>
          </table:table-cell>
          <table:table-cell office:value-type="string" calcext:value-type="string">
            <text:p>01316 590173</text:p>
          </table:table-cell>
          <table:table-cell table:formula="of:=COM.MICROSOFT.CONCAT([.B157];&quot;.&quot;;[.C157];&quot;@academic.ac.uk&quot;)" office:value-type="string" office:string-value="Emma.Rollinson@academic.ac.uk" calcext:value-type="string">
            <text:p>Emma.Rollinson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14071" calcext:value-type="float">
            <text:p>1000214071</text:p>
          </table:table-cell>
          <table:table-cell office:value-type="string" calcext:value-type="string">
            <text:p>Lynne</text:p>
          </table:table-cell>
          <table:table-cell office:value-type="string" calcext:value-type="string">
            <text:p>Rudd</text:p>
          </table:table-cell>
          <table:table-cell office:value-type="string" calcext:value-type="string">
            <text:p>8830 Antonio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illingham North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7 1DZ</text:p>
          </table:table-cell>
          <table:table-cell office:value-type="string" calcext:value-type="string">
            <text:p>01220 653456</text:p>
          </table:table-cell>
          <table:table-cell table:formula="of:=COM.MICROSOFT.CONCAT([.B158];&quot;.&quot;;[.C158];&quot;@academic.ac.uk&quot;)" office:value-type="string" office:string-value="Lynne.Rudd@academic.ac.uk" calcext:value-type="string">
            <text:p>Lynne.Rudd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50070" calcext:value-type="float">
            <text:p>1000350070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Salcedo</text:p>
          </table:table-cell>
          <table:table-cell office:value-type="string" calcext:value-type="string">
            <text:p>82 Sinclai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ngor Community</text:p>
          </table:table-cell>
          <table:table-cell office:value-type="string" calcext:value-type="string">
            <text:p>Gwynedd</text:p>
          </table:table-cell>
          <table:table-cell office:value-type="string" calcext:value-type="string">
            <text:p>LL57 1DW</text:p>
          </table:table-cell>
          <table:table-cell office:value-type="string" calcext:value-type="string">
            <text:p>01455 565046</text:p>
          </table:table-cell>
          <table:table-cell table:formula="of:=COM.MICROSOFT.CONCAT([.B159];&quot;.&quot;;[.C159];&quot;@academic.ac.uk&quot;)" office:value-type="string" office:string-value="Emma.Salcedo@academic.ac.uk" calcext:value-type="string">
            <text:p>Emma.Salcedo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31799" calcext:value-type="float">
            <text:p>1000731799</text:p>
          </table:table-cell>
          <table:table-cell office:value-type="string" calcext:value-type="string">
            <text:p>Javed</text:p>
          </table:table-cell>
          <table:table-cell office:value-type="string" calcext:value-type="string">
            <text:p>Sarwar</text:p>
          </table:table-cell>
          <table:table-cell office:value-type="string" calcext:value-type="string">
            <text:p>7568 Atla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tterwick</text:p>
          </table:table-cell>
          <table:table-cell office:value-type="string" calcext:value-type="string">
            <text:p>Lincolnshire</text:p>
          </table:table-cell>
          <table:table-cell office:value-type="string" calcext:value-type="string">
            <text:p>PE22 0HY</text:p>
          </table:table-cell>
          <table:table-cell office:value-type="string" calcext:value-type="string">
            <text:p>01255 383731</text:p>
          </table:table-cell>
          <table:table-cell table:formula="of:=COM.MICROSOFT.CONCAT([.B160];&quot;.&quot;;[.C160];&quot;@academic.ac.uk&quot;)" office:value-type="string" office:string-value="Javed.Sarwar@academic.ac.uk" calcext:value-type="string">
            <text:p>Javed.Sarwar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26714" calcext:value-type="float">
            <text:p>1000526714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Sealey</text:p>
          </table:table-cell>
          <table:table-cell office:value-type="string" calcext:value-type="string">
            <text:p>93 Clyde Rd #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epdale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PR1 6TN</text:p>
          </table:table-cell>
          <table:table-cell office:value-type="string" calcext:value-type="string">
            <text:p>01311 567052</text:p>
          </table:table-cell>
          <table:table-cell table:formula="of:=COM.MICROSOFT.CONCAT([.B161];&quot;.&quot;;[.C161];&quot;@academic.ac.uk&quot;)" office:value-type="string" office:string-value="Dean.Sealey@academic.ac.uk" calcext:value-type="string">
            <text:p>Dean.Sealey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48255" calcext:value-type="float">
            <text:p>1000848255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18 Nimro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lney North Ward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LA14 3SJ</text:p>
          </table:table-cell>
          <table:table-cell office:value-type="string" calcext:value-type="string">
            <text:p>01640 813748</text:p>
          </table:table-cell>
          <table:table-cell table:formula="of:=COM.MICROSOFT.CONCAT([.B162];&quot;.&quot;;[.C162];&quot;@academic.ac.uk&quot;)" office:value-type="string" office:string-value="Brian.Sharp@academic.ac.uk" calcext:value-type="string">
            <text:p>Brian.Sharp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29748" calcext:value-type="float">
            <text:p>1000629748</text:p>
          </table:table-cell>
          <table:table-cell office:value-type="string" calcext:value-type="string">
            <text:p>Mauree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6 Cannoc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carcroft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14 3BW</text:p>
          </table:table-cell>
          <table:table-cell office:value-type="string" calcext:value-type="string">
            <text:p>01490 898175</text:p>
          </table:table-cell>
          <table:table-cell table:formula="of:=COM.MICROSOFT.CONCAT([.B163];&quot;.&quot;;[.C163];&quot;@academic.ac.uk&quot;)" office:value-type="string" office:string-value="Maureen.Shepherd@academic.ac.uk" calcext:value-type="string">
            <text:p>Maureen.Shepherd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4938" calcext:value-type="float">
            <text:p>1000764938</text:p>
          </table:table-cell>
          <table:table-cell office:value-type="string" calcext:value-type="string">
            <text:p>Roberta</text:p>
          </table:table-cell>
          <table:table-cell office:value-type="string" calcext:value-type="string">
            <text:p>Sherwood</text:p>
          </table:table-cell>
          <table:table-cell office:value-type="string" calcext:value-type="string">
            <text:p>2258 Benedic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nryn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0 8RP</text:p>
          </table:table-cell>
          <table:table-cell office:value-type="string" calcext:value-type="string">
            <text:p>01582 161403</text:p>
          </table:table-cell>
          <table:table-cell table:formula="of:=COM.MICROSOFT.CONCAT([.B164];&quot;.&quot;;[.C164];&quot;@academic.ac.uk&quot;)" office:value-type="string" office:string-value="Roberta.Sherwood@academic.ac.uk" calcext:value-type="string">
            <text:p>Roberta.Sherwood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41936" calcext:value-type="float">
            <text:p>100024193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laney</text:p>
          </table:table-cell>
          <table:table-cell office:value-type="string" calcext:value-type="string">
            <text:p>9302 Ismay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enterde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N30 6JP</text:p>
          </table:table-cell>
          <table:table-cell office:value-type="string" calcext:value-type="string">
            <text:p>01506 152661</text:p>
          </table:table-cell>
          <table:table-cell table:formula="of:=COM.MICROSOFT.CONCAT([.B165];&quot;.&quot;;[.C165];&quot;@academic.ac.uk&quot;)" office:value-type="string" office:string-value="Martin.Slaney@academic.ac.uk" calcext:value-type="string">
            <text:p>Martin.Slaney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77830" calcext:value-type="float">
            <text:p>1000877830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3347 Lawrence Rd #45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verstock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NW5 4EU</text:p>
          </table:table-cell>
          <table:table-cell office:value-type="string" calcext:value-type="string">
            <text:p>01676 354943</text:p>
          </table:table-cell>
          <table:table-cell table:formula="of:=COM.MICROSOFT.CONCAT([.B166];&quot;.&quot;;[.C166];&quot;@academic.ac.uk&quot;)" office:value-type="string" office:string-value="Andrew.Smith@academic.ac.uk" calcext:value-type="string">
            <text:p>Andrew.Smith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93748" calcext:value-type="float">
            <text:p>1000893748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47 Elw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lpatrick Ward</text:p>
          </table:table-cell>
          <table:table-cell office:value-type="string" calcext:value-type="string">
            <text:p>West Dunbart</text:p>
          </table:table-cell>
          <table:table-cell office:value-type="string" calcext:value-type="string">
            <text:p>G81 6RT</text:p>
          </table:table-cell>
          <table:table-cell office:value-type="string" calcext:value-type="string">
            <text:p>01913 454226</text:p>
          </table:table-cell>
          <table:table-cell table:formula="of:=COM.MICROSOFT.CONCAT([.B167];&quot;.&quot;;[.C167];&quot;@academic.ac.uk&quot;)" office:value-type="string" office:string-value="Andrew.Smith@academic.ac.uk" calcext:value-type="string">
            <text:p>Andrew.Smith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08930" calcext:value-type="float">
            <text:p>1000108930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553 Pict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stley Mosley Common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29 7AA</text:p>
          </table:table-cell>
          <table:table-cell office:value-type="string" calcext:value-type="string">
            <text:p>01274 659801</text:p>
          </table:table-cell>
          <table:table-cell table:formula="of:=COM.MICROSOFT.CONCAT([.B168];&quot;.&quot;;[.C168];&quot;@academic.ac.uk&quot;)" office:value-type="string" office:string-value="Christine.Smith@academic.ac.uk" calcext:value-type="string">
            <text:p>Christine.Smith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24351" calcext:value-type="float">
            <text:p>100022435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9986 Cantsfiel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Peters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SR6 9SD</text:p>
          </table:table-cell>
          <table:table-cell office:value-type="string" calcext:value-type="string">
            <text:p>01904 227024</text:p>
          </table:table-cell>
          <table:table-cell table:formula="of:=COM.MICROSOFT.CONCAT([.B169];&quot;.&quot;;[.C169];&quot;@academic.ac.uk&quot;)" office:value-type="string" office:string-value="David.Smith@academic.ac.uk" calcext:value-type="string">
            <text:p>David.Smith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16393" calcext:value-type="float">
            <text:p>1000616393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1 Sussex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yfarthfa Community</text:p>
          </table:table-cell>
          <table:table-cell office:value-type="string" calcext:value-type="string">
            <text:p>Merthyr Tydfil</text:p>
          </table:table-cell>
          <table:table-cell office:value-type="string" calcext:value-type="string">
            <text:p>CF48 1AR</text:p>
          </table:table-cell>
          <table:table-cell office:value-type="string" calcext:value-type="string">
            <text:p>01431 484822</text:p>
          </table:table-cell>
          <table:table-cell table:formula="of:=COM.MICROSOFT.CONCAT([.B170];&quot;.&quot;;[.C170];&quot;@academic.ac.uk&quot;)" office:value-type="string" office:string-value="Ian.Smith@academic.ac.uk" calcext:value-type="string">
            <text:p>Ian.Smith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70621" calcext:value-type="float">
            <text:p>1000670621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Snelling</text:p>
          </table:table-cell>
          <table:table-cell office:value-type="string" calcext:value-type="string">
            <text:p>9548 Ogwen St #8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guley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23 9GB</text:p>
          </table:table-cell>
          <table:table-cell office:value-type="string" calcext:value-type="string">
            <text:p>01740 739731</text:p>
          </table:table-cell>
          <table:table-cell table:formula="of:=COM.MICROSOFT.CONCAT([.B171];&quot;.&quot;;[.C171];&quot;@academic.ac.uk&quot;)" office:value-type="string" office:string-value="Chris.Snelling@academic.ac.uk" calcext:value-type="string">
            <text:p>Chris.Snelling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24560" calcext:value-type="float">
            <text:p>1000624560</text:p>
          </table:table-cell>
          <table:table-cell office:value-type="string" calcext:value-type="string">
            <text:p>Dijay</text:p>
          </table:table-cell>
          <table:table-cell office:value-type="string" calcext:value-type="string">
            <text:p>Soni</text:p>
          </table:table-cell>
          <table:table-cell office:value-type="string" calcext:value-type="string">
            <text:p>57 St Georges Hi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awcrook and Greenside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40 4LJ</text:p>
          </table:table-cell>
          <table:table-cell office:value-type="string" calcext:value-type="string">
            <text:p>01550 206220</text:p>
          </table:table-cell>
          <table:table-cell table:formula="of:=COM.MICROSOFT.CONCAT([.B172];&quot;.&quot;;[.C172];&quot;@academic.ac.uk&quot;)" office:value-type="string" office:string-value="Dijay.Soni@academic.ac.uk" calcext:value-type="string">
            <text:p>Dijay.Soni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30611" calcext:value-type="float">
            <text:p>1000730611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Southall</text:p>
          </table:table-cell>
          <table:table-cell office:value-type="string" calcext:value-type="string">
            <text:p>385 Upper Hampton St #3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ey Ward</text:p>
          </table:table-cell>
          <table:table-cell office:value-type="string" calcext:value-type="string">
            <text:p>South Yorkshire</text:p>
          </table:table-cell>
          <table:table-cell office:value-type="string" calcext:value-type="string">
            <text:p>S5 8LL</text:p>
          </table:table-cell>
          <table:table-cell office:value-type="string" calcext:value-type="string">
            <text:p>01496 781616</text:p>
          </table:table-cell>
          <table:table-cell table:formula="of:=COM.MICROSOFT.CONCAT([.B173];&quot;.&quot;;[.C173];&quot;@academic.ac.uk&quot;)" office:value-type="string" office:string-value="Trevor.Southall@academic.ac.uk" calcext:value-type="string">
            <text:p>Trevor.Southall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77675" calcext:value-type="float">
            <text:p>1000777675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6378 Lyell St #4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rossachs and Teith Ward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FK21 8TJ</text:p>
          </table:table-cell>
          <table:table-cell office:value-type="string" calcext:value-type="string">
            <text:p>01847 224345</text:p>
          </table:table-cell>
          <table:table-cell table:formula="of:=COM.MICROSOFT.CONCAT([.B174];&quot;.&quot;;[.C174];&quot;@academic.ac.uk&quot;)" office:value-type="string" office:string-value="Tony.Spain@academic.ac.uk" calcext:value-type="string">
            <text:p>Tony.Spain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15128" calcext:value-type="float">
            <text:p>1000515128</text:p>
          </table:table-cell>
          <table:table-cell office:value-type="string" calcext:value-type="string">
            <text:p>Gillian</text:p>
          </table:table-cell>
          <table:table-cell office:value-type="string" calcext:value-type="string">
            <text:p>Stallard</text:p>
          </table:table-cell>
          <table:table-cell office:value-type="string" calcext:value-type="string">
            <text:p>675 Falstaff St #17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apel-en-le-Frith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K23 0QG</text:p>
          </table:table-cell>
          <table:table-cell office:value-type="string" calcext:value-type="string">
            <text:p>01773 691786</text:p>
          </table:table-cell>
          <table:table-cell table:formula="of:=COM.MICROSOFT.CONCAT([.B175];&quot;.&quot;;[.C175];&quot;@academic.ac.uk&quot;)" office:value-type="string" office:string-value="Gillian.Stallard@academic.ac.uk" calcext:value-type="string">
            <text:p>Gillian.Stallard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02361" calcext:value-type="float">
            <text:p>1000702361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87 Pelop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ngs Norton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8 8PL</text:p>
          </table:table-cell>
          <table:table-cell office:value-type="string" calcext:value-type="string">
            <text:p>01387 155607</text:p>
          </table:table-cell>
          <table:table-cell table:formula="of:=COM.MICROSOFT.CONCAT([.B176];&quot;.&quot;;[.C176];&quot;@academic.ac.uk&quot;)" office:value-type="string" office:string-value="Simon.Stevens@academic.ac.uk" calcext:value-type="string">
            <text:p>Simon.Stevens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54494" calcext:value-type="float">
            <text:p>1000154494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Stromberg</text:p>
          </table:table-cell>
          <table:table-cell office:value-type="string" calcext:value-type="string">
            <text:p>5 Eye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d and Upper Nithsdale Ward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4 6LF</text:p>
          </table:table-cell>
          <table:table-cell office:value-type="string" calcext:value-type="string">
            <text:p>01924 556297</text:p>
          </table:table-cell>
          <table:table-cell table:formula="of:=COM.MICROSOFT.CONCAT([.B177];&quot;.&quot;;[.C177];&quot;@academic.ac.uk&quot;)" office:value-type="string" office:string-value="Paul.Stromberg@academic.ac.uk" calcext:value-type="string">
            <text:p>Paul.Stromberg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14996" calcext:value-type="float">
            <text:p>1000214996</text:p>
          </table:table-cell>
          <table:table-cell office:value-type="string" calcext:value-type="string">
            <text:p>Yuk-Ki</text:p>
          </table:table-cell>
          <table:table-cell office:value-type="string" calcext:value-type="string">
            <text:p>Tang</text:p>
          </table:table-cell>
          <table:table-cell office:value-type="string" calcext:value-type="string">
            <text:p>2427 Olney St #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mersham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6 6JH</text:p>
          </table:table-cell>
          <table:table-cell office:value-type="string" calcext:value-type="string">
            <text:p>01320 402522</text:p>
          </table:table-cell>
          <table:table-cell table:formula="of:=COM.MICROSOFT.CONCAT([.B178];&quot;.&quot;;[.C178];&quot;@academic.ac.uk&quot;)" office:value-type="string" office:string-value="Yuk-Ki.Tang@academic.ac.uk" calcext:value-type="string">
            <text:p>Yuk-Ki.Tang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56890" calcext:value-type="float">
            <text:p>1000856890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805 Westbank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h Heywood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OL10 2DU</text:p>
          </table:table-cell>
          <table:table-cell office:value-type="string" calcext:value-type="string">
            <text:p>01270 562265</text:p>
          </table:table-cell>
          <table:table-cell table:formula="of:=COM.MICROSOFT.CONCAT([.B179];&quot;.&quot;;[.C179];&quot;@academic.ac.uk&quot;)" office:value-type="string" office:string-value="Denise.Taylor@academic.ac.uk" calcext:value-type="string">
            <text:p>Denise.Taylor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72961" calcext:value-type="float">
            <text:p>1000372961</text:p>
          </table:table-cell>
          <table:table-cell office:value-type="string" calcext:value-type="string">
            <text:p>Fiona</text:p>
          </table:table-cell>
          <table:table-cell office:value-type="string" calcext:value-type="string">
            <text:p>Thomson</text:p>
          </table:table-cell>
          <table:table-cell office:value-type="string" calcext:value-type="string">
            <text:p>36 Cranmer St #469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ttle Hereford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SY8 4LE</text:p>
          </table:table-cell>
          <table:table-cell office:value-type="string" calcext:value-type="string">
            <text:p>01984 926059</text:p>
          </table:table-cell>
          <table:table-cell table:formula="of:=COM.MICROSOFT.CONCAT([.B180];&quot;.&quot;;[.C180];&quot;@academic.ac.uk&quot;)" office:value-type="string" office:string-value="Fiona.Thomson@academic.ac.uk" calcext:value-type="string">
            <text:p>Fiona.Thomson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05943" calcext:value-type="float">
            <text:p>1000605943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Thurgood</text:p>
          </table:table-cell>
          <table:table-cell office:value-type="string" calcext:value-type="string">
            <text:p>2 Kirkdale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nning Town North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E16 4NF</text:p>
          </table:table-cell>
          <table:table-cell office:value-type="string" calcext:value-type="string">
            <text:p>01897 419567</text:p>
          </table:table-cell>
          <table:table-cell table:formula="of:=COM.MICROSOFT.CONCAT([.B181];&quot;.&quot;;[.C181];&quot;@academic.ac.uk&quot;)" office:value-type="string" office:string-value="Patrick.Thurgood@academic.ac.uk" calcext:value-type="string">
            <text:p>Patrick.Thurgood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34530" calcext:value-type="float">
            <text:p>100023453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Tighe</text:p>
          </table:table-cell>
          <table:table-cell office:value-type="string" calcext:value-type="string">
            <text:p>4687 Ather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ringfiel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11 4HB</text:p>
          </table:table-cell>
          <table:table-cell office:value-type="string" calcext:value-type="string">
            <text:p>01257 354396</text:p>
          </table:table-cell>
          <table:table-cell table:formula="of:=COM.MICROSOFT.CONCAT([.B182];&quot;.&quot;;[.C182];&quot;@academic.ac.uk&quot;)" office:value-type="string" office:string-value="Stephen.Tighe@academic.ac.uk" calcext:value-type="string">
            <text:p>Stephen.Tighe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97313" calcext:value-type="float">
            <text:p>1000797313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Treherne</text:p>
          </table:table-cell>
          <table:table-cell office:value-type="string" calcext:value-type="string">
            <text:p>513 Bai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ntnewydd Community</text:p>
          </table:table-cell>
          <table:table-cell office:value-type="string" calcext:value-type="string">
            <text:p>Gwynedd</text:p>
          </table:table-cell>
          <table:table-cell office:value-type="string" calcext:value-type="string">
            <text:p>LL54 7UP</text:p>
          </table:table-cell>
          <table:table-cell office:value-type="string" calcext:value-type="string">
            <text:p>01770 697837</text:p>
          </table:table-cell>
          <table:table-cell table:formula="of:=COM.MICROSOFT.CONCAT([.B183];&quot;.&quot;;[.C183];&quot;@academic.ac.uk&quot;)" office:value-type="string" office:string-value="Paul.Treherne@academic.ac.uk" calcext:value-type="string">
            <text:p>Paul.Treherne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45068" calcext:value-type="float">
            <text:p>1000945068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620 Old Leed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eviock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11 3DF</text:p>
          </table:table-cell>
          <table:table-cell office:value-type="string" calcext:value-type="string">
            <text:p>01284 871485</text:p>
          </table:table-cell>
          <table:table-cell table:formula="of:=COM.MICROSOFT.CONCAT([.B184];&quot;.&quot;;[.C184];&quot;@academic.ac.uk&quot;)" office:value-type="string" office:string-value="Elizabeth.Tyler@academic.ac.uk" calcext:value-type="string">
            <text:p>Elizabeth.Tyler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0746" calcext:value-type="float">
            <text:p>1000760746</text:p>
          </table:table-cell>
          <table:table-cell office:value-type="string" calcext:value-type="string">
            <text:p>Heinz</text:p>
          </table:table-cell>
          <table:table-cell office:value-type="string" calcext:value-type="string">
            <text:p>Vogel</text:p>
          </table:table-cell>
          <table:table-cell office:value-type="string" calcext:value-type="string">
            <text:p>5149 Maria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terlee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SR8 5RL</text:p>
          </table:table-cell>
          <table:table-cell office:value-type="string" calcext:value-type="string">
            <text:p>01218 415062</text:p>
          </table:table-cell>
          <table:table-cell table:formula="of:=COM.MICROSOFT.CONCAT([.B185];&quot;.&quot;;[.C185];&quot;@academic.ac.uk&quot;)" office:value-type="string" office:string-value="Heinz.Vogel@academic.ac.uk" calcext:value-type="string">
            <text:p>Heinz.Vogel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98150" calcext:value-type="float">
            <text:p>1000398150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8 Taylo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rub End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O2 9LW</text:p>
          </table:table-cell>
          <table:table-cell office:value-type="string" calcext:value-type="string">
            <text:p>01507 519053</text:p>
          </table:table-cell>
          <table:table-cell table:formula="of:=COM.MICROSOFT.CONCAT([.B186];&quot;.&quot;;[.C186];&quot;@academic.ac.uk&quot;)" office:value-type="string" office:string-value="Samuel.Wales@academic.ac.uk" calcext:value-type="string">
            <text:p>Samuel.Wales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45326" calcext:value-type="float">
            <text:p>1000145326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588 Venmor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wickenham Riversid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TW1 2QH</text:p>
          </table:table-cell>
          <table:table-cell office:value-type="string" calcext:value-type="string">
            <text:p>01794 317624</text:p>
          </table:table-cell>
          <table:table-cell table:formula="of:=COM.MICROSOFT.CONCAT([.B187];&quot;.&quot;;[.C187];&quot;@academic.ac.uk&quot;)" office:value-type="string" office:string-value="Christopher.Walls@academic.ac.uk" calcext:value-type="string">
            <text:p>Christopher.Walls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94543" calcext:value-type="float">
            <text:p>1000694543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Walsh</text:p>
          </table:table-cell>
          <table:table-cell office:value-type="string" calcext:value-type="string">
            <text:p>1 Newb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leshill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B46 3LZ</text:p>
          </table:table-cell>
          <table:table-cell office:value-type="string" calcext:value-type="string">
            <text:p>01291 565542</text:p>
          </table:table-cell>
          <table:table-cell table:formula="of:=COM.MICROSOFT.CONCAT([.B188];&quot;.&quot;;[.C188];&quot;@academic.ac.uk&quot;)" office:value-type="string" office:string-value="Martin.Walsh@academic.ac.uk" calcext:value-type="string">
            <text:p>Martin.Walsh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01566" calcext:value-type="float">
            <text:p>1000101566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Warburton</text:p>
          </table:table-cell>
          <table:table-cell office:value-type="string" calcext:value-type="string">
            <text:p>5588 Lake St #9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ystal Palac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E19 2TJ</text:p>
          </table:table-cell>
          <table:table-cell office:value-type="string" calcext:value-type="string">
            <text:p>01404 343160</text:p>
          </table:table-cell>
          <table:table-cell table:formula="of:=COM.MICROSOFT.CONCAT([.B189];&quot;.&quot;;[.C189];&quot;@academic.ac.uk&quot;)" office:value-type="string" office:string-value="Margaret.Warburton@academic.ac.uk" calcext:value-type="string">
            <text:p>Margaret.Warburton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60437" calcext:value-type="float">
            <text:p>1000460437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9112 Hardwic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wes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2 9JB</text:p>
          </table:table-cell>
          <table:table-cell office:value-type="string" calcext:value-type="string">
            <text:p>01651 232745</text:p>
          </table:table-cell>
          <table:table-cell table:formula="of:=COM.MICROSOFT.CONCAT([.B190];&quot;.&quot;;[.C190];&quot;@academic.ac.uk&quot;)" office:value-type="string" office:string-value="David.Watt@academic.ac.uk" calcext:value-type="string">
            <text:p>David.Watt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50465" calcext:value-type="float">
            <text:p>1000550465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Webster</text:p>
          </table:table-cell>
          <table:table-cell office:value-type="string" calcext:value-type="string">
            <text:p>2395 Gloucester P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lliwell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BL1 6DS</text:p>
          </table:table-cell>
          <table:table-cell office:value-type="string" calcext:value-type="string">
            <text:p>01368 497445</text:p>
          </table:table-cell>
          <table:table-cell table:formula="of:=COM.MICROSOFT.CONCAT([.B191];&quot;.&quot;;[.C191];&quot;@academic.ac.uk&quot;)" office:value-type="string" office:string-value="Andrew.Webster@academic.ac.uk" calcext:value-type="string">
            <text:p>Andrew.Webster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81011" calcext:value-type="float">
            <text:p>1000681011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Welford</text:p>
          </table:table-cell>
          <table:table-cell office:value-type="string" calcext:value-type="string">
            <text:p>341 Birchfiel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reham St. Martin</text:p>
          </table:table-cell>
          <table:table-cell office:value-type="string" calcext:value-type="string">
            <text:p>Dorset</text:p>
          </table:table-cell>
          <table:table-cell office:value-type="string" calcext:value-type="string">
            <text:p>BH16 6JJ</text:p>
          </table:table-cell>
          <table:table-cell office:value-type="string" calcext:value-type="string">
            <text:p>01341 997268</text:p>
          </table:table-cell>
          <table:table-cell table:formula="of:=COM.MICROSOFT.CONCAT([.B192];&quot;.&quot;;[.C192];&quot;@academic.ac.uk&quot;)" office:value-type="string" office:string-value="Matthew.Welford@academic.ac.uk" calcext:value-type="string">
            <text:p>Matthew.Welford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55539" calcext:value-type="float">
            <text:p>1000955539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854 Ranelagh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nedon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9 5EN</text:p>
          </table:table-cell>
          <table:table-cell office:value-type="string" calcext:value-type="string">
            <text:p>01469 888112</text:p>
          </table:table-cell>
          <table:table-cell table:formula="of:=COM.MICROSOFT.CONCAT([.B193];&quot;.&quot;;[.C193];&quot;@academic.ac.uk&quot;)" office:value-type="string" office:string-value="Emma.White@academic.ac.uk" calcext:value-type="string">
            <text:p>Emma.White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82432" calcext:value-type="float">
            <text:p>1000282432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8 Nova Scoti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erphilly Community</text:p>
          </table:table-cell>
          <table:table-cell office:value-type="string" calcext:value-type="string">
            <text:p>Caerphilly</text:p>
          </table:table-cell>
          <table:table-cell office:value-type="string" calcext:value-type="string">
            <text:p>CF83 3AF</text:p>
          </table:table-cell>
          <table:table-cell office:value-type="string" calcext:value-type="string">
            <text:p>01816 462521</text:p>
          </table:table-cell>
          <table:table-cell table:formula="of:=COM.MICROSOFT.CONCAT([.B194];&quot;.&quot;;[.C194];&quot;@academic.ac.uk&quot;)" office:value-type="string" office:string-value="Sarah.White@academic.ac.uk" calcext:value-type="string">
            <text:p>Sarah.White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85377" calcext:value-type="float">
            <text:p>100088537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72 Lime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ld Newton with Dagworth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IP14 4HG</text:p>
          </table:table-cell>
          <table:table-cell office:value-type="string" calcext:value-type="string">
            <text:p>01300 650262</text:p>
          </table:table-cell>
          <table:table-cell table:formula="of:=COM.MICROSOFT.CONCAT([.B195];&quot;.&quot;;[.C195];&quot;@academic.ac.uk&quot;)" office:value-type="string" office:string-value="Mark.Williams@academic.ac.uk" calcext:value-type="string">
            <text:p>Mark.Williams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26557" calcext:value-type="float">
            <text:p>1000126557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907 Denm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owle and Ealand</text:p>
          </table:table-cell>
          <table:table-cell office:value-type="string" calcext:value-type="string">
            <text:p>North Lincolnshire</text:p>
          </table:table-cell>
          <table:table-cell office:value-type="string" calcext:value-type="string">
            <text:p>DN17 4EN</text:p>
          </table:table-cell>
          <table:table-cell office:value-type="string" calcext:value-type="string">
            <text:p>01998 694754</text:p>
          </table:table-cell>
          <table:table-cell table:formula="of:=COM.MICROSOFT.CONCAT([.B196];&quot;.&quot;;[.C196];&quot;@academic.ac.uk&quot;)" office:value-type="string" office:string-value="Vip.Williams@academic.ac.uk" calcext:value-type="string">
            <text:p>Vip.Williams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8232" calcext:value-type="float">
            <text:p>1000448232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5 Garfield St #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lton Regis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10 2EJ</text:p>
          </table:table-cell>
          <table:table-cell office:value-type="string" calcext:value-type="string">
            <text:p>01404 425588</text:p>
          </table:table-cell>
          <table:table-cell table:formula="of:=COM.MICROSOFT.CONCAT([.B197];&quot;.&quot;;[.C197];&quot;@academic.ac.uk&quot;)" office:value-type="string" office:string-value="Janet.Wilson@academic.ac.uk" calcext:value-type="string">
            <text:p>Janet.Wilson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2524" calcext:value-type="float">
            <text:p>1000442524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345 Feltwell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Michaels and Wicksteed War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15 6BB</text:p>
          </table:table-cell>
          <table:table-cell office:value-type="string" calcext:value-type="string">
            <text:p>01691 316298</text:p>
          </table:table-cell>
          <table:table-cell table:formula="of:=COM.MICROSOFT.CONCAT([.B198];&quot;.&quot;;[.C198];&quot;@academic.ac.uk&quot;)" office:value-type="string" office:string-value="Christopher.Wood@academic.ac.uk" calcext:value-type="string">
            <text:p>Christopher.Wood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23352" calcext:value-type="float">
            <text:p>1000623352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Worrall</text:p>
          </table:table-cell>
          <table:table-cell office:value-type="string" calcext:value-type="string">
            <text:p>1 Tows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owe of Fife and Tay Coast War</text:p>
          </table:table-cell>
          <table:table-cell office:value-type="string" calcext:value-type="string">
            <text:p>Fife</text:p>
          </table:table-cell>
          <table:table-cell office:value-type="string" calcext:value-type="string">
            <text:p>KY14 6AH</text:p>
          </table:table-cell>
          <table:table-cell office:value-type="string" calcext:value-type="string">
            <text:p>01753 900033</text:p>
          </table:table-cell>
          <table:table-cell table:formula="of:=COM.MICROSOFT.CONCAT([.B199];&quot;.&quot;;[.C199];&quot;@academic.ac.uk&quot;)" office:value-type="string" office:string-value="Linda.Worrall@academic.ac.uk" calcext:value-type="string">
            <text:p>Linda.Worrall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83764" calcext:value-type="float">
            <text:p>1000783764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Wylie</text:p>
          </table:table-cell>
          <table:table-cell office:value-type="string" calcext:value-type="string">
            <text:p>4 Candia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ipston on Stour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36 4HE</text:p>
          </table:table-cell>
          <table:table-cell office:value-type="string" calcext:value-type="string">
            <text:p>01311 723137</text:p>
          </table:table-cell>
          <table:table-cell table:formula="of:=COM.MICROSOFT.CONCAT([.B200];&quot;.&quot;;[.C200];&quot;@academic.ac.uk&quot;)" office:value-type="string" office:string-value="Kenneth.Wylie@academic.ac.uk" calcext:value-type="string">
            <text:p>Kenneth.Wylie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84048" calcext:value-type="float">
            <text:p>1000584048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>Yusuf</text:p>
          </table:table-cell>
          <table:table-cell office:value-type="string" calcext:value-type="string">
            <text:p>2 Cherry Lan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ood South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2 2NJ</text:p>
          </table:table-cell>
          <table:table-cell office:value-type="string" calcext:value-type="string">
            <text:p>01793 443665</text:p>
          </table:table-cell>
          <table:table-cell table:formula="of:=COM.MICROSOFT.CONCAT([.B201];&quot;.&quot;;[.C201];&quot;@academic.ac.uk&quot;)" office:value-type="string" office:string-value="Ibrahim.Yusuf@academic.ac.uk" calcext:value-type="string">
            <text:p>Ibrahim.Yusuf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number-rows-repeated="40">
          <table:table-cell table:number-columns-repeated="17"/>
          <table:table-cell table:style-name="ce18"/>
          <table:table-cell table:number-columns-repeated="3"/>
        </table:table-row>
        <table:table-row table:style-name="ro1" table:number-rows-repeated="104833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Accounts" table:style-name="ta1">
        <table:table-column table:style-name="co3" table:number-columns-repeated="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AccountID</text:p>
          </table:table-cell>
        </table:table-row>
        <table:table-row table:style-name="ro1">
          <table:table-cell office:value-type="string" calcext:value-type="string">
            <text:p>NCFE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Addams</text:p>
          </table:table-cell>
          <table:table-cell table:formula="of:=COM.MICROSOFT.CONCAT([.B2];&quot;.&quot;;[.C2];&quot;@ncfe.org.uk&quot;)" office:value-type="string" office:string-value="Aaron.Addams@ncfe.org.uk" calcext:value-type="string">
            <text:p>Aaron.Addams@ncfe.org.uk</text:p>
          </table:table-cell>
          <table:table-cell office:value-type="string" calcext:value-type="string">
            <text:p>adm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FE</text:p>
          </table:table-cell>
          <table:table-cell office:value-type="string" calcext:value-type="string">
            <text:p>Rosalind</text:p>
          </table:table-cell>
          <table:table-cell office:value-type="string" calcext:value-type="string">
            <text:p>Laycock</text:p>
          </table:table-cell>
          <table:table-cell table:formula="of:=COM.MICROSOFT.CONCAT([.B3];&quot;.&quot;;[.C3];&quot;@ncfe.org.uk&quot;)" office:value-type="string" office:string-value="Rosalind.Laycock@ncfe.org.uk" calcext:value-type="string">
            <text:p>Rosalind.Laycock@ncfe.org.uk</text:p>
          </table:table-cell>
          <table:table-cell office:value-type="string" calcext:value-type="string">
            <text:p>staf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CF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Mcneil</text:p>
          </table:table-cell>
          <table:table-cell table:formula="of:=COM.MICROSOFT.CONCAT([.B4];&quot;.&quot;;[.C4];&quot;@ncfe.org.uk&quot;)" office:value-type="string" office:string-value="Ryan.Mcneil@ncfe.org.uk" calcext:value-type="string">
            <text:p>Ryan.Mcneil@ncfe.org.uk</text:p>
          </table:table-cell>
          <table:table-cell office:value-type="string" calcext:value-type="string">
            <text:p>staf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CFE</text:p>
          </table:table-cell>
          <table:table-cell office:value-type="string" calcext:value-type="string">
            <text:p>Sheila</text:p>
          </table:table-cell>
          <table:table-cell office:value-type="string" calcext:value-type="string">
            <text:p>Milner</text:p>
          </table:table-cell>
          <table:table-cell table:formula="of:=COM.MICROSOFT.CONCAT([.B5];&quot;.&quot;;[.C5];&quot;@ncfe.org.uk&quot;)" office:value-type="string" office:string-value="Sheila.Milner@ncfe.org.uk" calcext:value-type="string">
            <text:p>Sheila.Milner@ncfe.org.uk</text:p>
          </table:table-cell>
          <table:table-cell office:value-type="string" calcext:value-type="string">
            <text:p>staff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CFE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Nicol</text:p>
          </table:table-cell>
          <table:table-cell table:formula="of:=COM.MICROSOFT.CONCAT([.B6];&quot;.&quot;;[.C6];&quot;@ncfe.org.uk&quot;)" office:value-type="string" office:string-value="Mary.Nicol@ncfe.org.uk" calcext:value-type="string">
            <text:p>Mary.Nicol@ncfe.org.uk</text:p>
          </table:table-cell>
          <table:table-cell office:value-type="string" calcext:value-type="string">
            <text:p>staff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Ahmed</text:p>
          </table:table-cell>
          <table:table-cell table:formula="of:=COM.MICROSOFT.CONCAT([.B7];&quot;.&quot;;[.C7];&quot;@pearson.com&quot;)" office:value-type="string" office:string-value="Mohammed.Ahmed@pearson.com" calcext:value-type="string">
            <text:p>Mohammed.Ahmed@pearson.com</text:p>
          </table:table-cell>
          <table:table-cell office:value-type="string" calcext:value-type="string">
            <text:p>admi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Katherin</text:p>
          </table:table-cell>
          <table:table-cell office:value-type="string" calcext:value-type="string">
            <text:p>Quigley</text:p>
          </table:table-cell>
          <table:table-cell table:formula="of:=COM.MICROSOFT.CONCAT([.B8];&quot;.&quot;;[.C8];&quot;@pearson.com&quot;)" office:value-type="string" office:string-value="Katherin.Quigley@pearson.com" calcext:value-type="string">
            <text:p>Katherin.Quigley@pearson.com</text:p>
          </table:table-cell>
          <table:table-cell office:value-type="string" calcext:value-type="string">
            <text:p>staf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Robbins</text:p>
          </table:table-cell>
          <table:table-cell table:formula="of:=COM.MICROSOFT.CONCAT([.B9];&quot;.&quot;;[.C9];&quot;@pearson.com&quot;)" office:value-type="string" office:string-value="Mark.Robbins@pearson.com" calcext:value-type="string">
            <text:p>Mark.Robbins@pearson.com</text:p>
          </table:table-cell>
          <table:table-cell office:value-type="string" calcext:value-type="string">
            <text:p>staff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oore</text:p>
          </table:table-cell>
          <table:table-cell table:formula="of:=COM.MICROSOFT.CONCAT([.B10];&quot;.&quot;;[.C10];&quot;@pearson.com&quot;)" office:value-type="string" office:string-value="John.Moore@pearson.com" calcext:value-type="string">
            <text:p>John.Moore@pearson.com</text:p>
          </table:table-cell>
          <table:table-cell office:value-type="string" calcext:value-type="string">
            <text:p>staf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Johns</text:p>
          </table:table-cell>
          <table:table-cell table:formula="of:=COM.MICROSOFT.CONCAT([.B11];&quot;.&quot;;[.C11];&quot;@pearson.com&quot;)" office:value-type="string" office:string-value="Tracy.Johns@pearson.com" calcext:value-type="string">
            <text:p>Tracy.Johns@pearson.com</text:p>
          </table:table-cell>
          <table:table-cell office:value-type="string" calcext:value-type="string">
            <text:p>staf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ryant</text:p>
          </table:table-cell>
          <table:table-cell table:formula="of:=COM.MICROSOFT.CONCAT([.B12];&quot;.&quot;;[.C12];&quot;@pearson.com&quot;)" office:value-type="string" office:string-value="Rebecca.Bryant@pearson.com" calcext:value-type="string">
            <text:p>Rebecca.Bryant@pearson.com</text:p>
          </table:table-cell>
          <table:table-cell office:value-type="string" calcext:value-type="string">
            <text:p>staf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Polly</text:p>
          </table:table-cell>
          <table:table-cell office:value-type="string" calcext:value-type="string">
            <text:p>Thomas</text:p>
          </table:table-cell>
          <table:table-cell table:formula="of:=COM.MICROSOFT.CONCAT([.B13];&quot;.&quot;;[.C13];&quot;@pearson.com&quot;)" office:value-type="string" office:string-value="Polly.Thomas@pearson.com" calcext:value-type="string">
            <text:p>Polly.Thomas@pearson.com</text:p>
          </table:table-cell>
          <table:table-cell office:value-type="string" calcext:value-type="string">
            <text:p>staf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Thurling</text:p>
          </table:table-cell>
          <table:table-cell table:formula="of:=COM.MICROSOFT.CONCAT([.B14];&quot;.&quot;;[.C14];&quot;@pearson.com&quot;)" office:value-type="string" office:string-value="Kathy.Thurling@pearson.com" calcext:value-type="string">
            <text:p>Kathy.Thurling@pearson.com</text:p>
          </table:table-cell>
          <table:table-cell office:value-type="string" calcext:value-type="string">
            <text:p>staff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-Regular" svg:font-family="Menlo-Regular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text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/00/0000</text:date>, <text:time style:data-style-name="N2" text:time-value="08:20:58.5843472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08-31T11:30:54.867530629</meta:creation-date>
    <dc:date>2019-10-04T08:21:53.604410694</dc:date>
    <meta:editing-duration>P7DT1H17M58S</meta:editing-duration>
    <meta:editing-cycles>44</meta:editing-cycles>
    <meta:generator>LibreOffice/6.3.1.2$MacOSX_X86_64 LibreOffice_project/b79626edf0065ac373bd1df5c28bd630b4424273</meta:generator>
    <meta:document-statistic meta:table-count="5" meta:cell-count="5206" meta:object-count="0"/>
    <meta:user-defined meta:name=""/>
  </office:meta>
</office:document-meta>
</file>